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variant="small-caps"/>
    </style:style>
    <style:style style:name="T34" style:family="text">
      <style:text-properties fo:font-variant="small-caps"/>
    </style:style>
    <style:style style:name="T35" style:family="text">
      <style:text-properties fo:font-variant="small-caps"/>
    </style:style>
    <style:style style:name="T36" style:family="text">
      <style:text-properties fo:font-variant="small-caps"/>
    </style:style>
    <style:style style:name="T37" style:family="text">
      <style:text-properties fo:font-variant="small-caps"/>
    </style:style>
    <style:style style:name="T38" style:family="text">
      <style:text-properties fo:font-style="italic" style:font-style-asian="italic" style:font-style-complex="italic"/>
    </style:style>
    <style:style style:name="T39" style:family="text">
      <style:text-properties fo:font-variant="small-caps"/>
    </style:style>
    <style:style style:name="T40" style:family="text">
      <style:text-properties fo:font-variant="small-caps"/>
    </style:style>
    <style:style style:name="T41" style:family="text">
      <style:text-properties fo:font-variant="small-caps"/>
    </style:style>
    <style:style style:name="T42" style:family="text">
      <style:text-properties fo:font-variant="small-caps"/>
    </style:style>
    <style:style style:name="T43" style:family="text">
      <style:text-properties fo:font-variant="small-caps"/>
    </style:style>
    <style:style style:name="T44" style:family="text">
      <style:text-properties fo:font-variant="small-caps"/>
    </style:style>
    <style:style style:name="T45" style:family="text">
      <style:text-properties fo:font-variant="small-caps"/>
    </style:style>
    <style:style style:name="T46" style:family="text">
      <style:text-properties fo:font-style="italic" style:font-style-asian="italic" style:font-style-complex="italic"/>
    </style:style>
    <style:style style:name="T47" style:family="text">
      <style:text-properties fo:font-variant="small-caps"/>
    </style:style>
    <style:style style:name="T48" style:family="text">
      <style:text-properties fo:font-variant="small-caps"/>
    </style:style>
    <style:style style:name="T49" style:family="text">
      <style:text-properties fo:font-variant="small-caps"/>
    </style:style>
    <style:style style:name="T50" style:family="text">
      <style:text-properties fo:font-variant="small-caps"/>
    </style:style>
    <style:style style:name="T51" style:family="text">
      <style:text-properties fo:font-variant="small-caps"/>
    </style:style>
    <style:style style:name="T52" style:family="text">
      <style:text-properties fo:font-variant="small-caps"/>
    </style:style>
    <style:style style:name="T53" style:family="text">
      <style:text-properties fo:font-variant="small-caps"/>
    </style:style>
    <style:style style:name="T54" style:family="text">
      <style:text-properties fo:font-variant="small-caps"/>
    </style:style>
    <style:style style:name="T55" style:family="text">
      <style:text-properties fo:font-variant="small-caps"/>
    </style:style>
    <style:style style:name="T56" style:family="text">
      <style:text-properties fo:font-variant="small-caps"/>
    </style:style>
    <style:style style:name="T57" style:family="text">
      <style:text-properties fo:font-variant="small-caps"/>
    </style:style>
    <style:style style:name="T58" style:family="text">
      <style:text-properties fo:font-variant="small-caps"/>
    </style:style>
    <style:style style:name="T59" style:family="text">
      <style:text-properties fo:font-variant="small-caps"/>
    </style:style>
    <style:style style:name="T60" style:family="text">
      <style:text-properties fo:font-variant="small-caps"/>
    </style:style>
    <style:style style:name="T61" style:family="text">
      <style:text-properties fo:font-variant="small-caps"/>
    </style:style>
    <style:style style:name="T62" style:family="text">
      <style:text-properties fo:font-variant="small-caps"/>
    </style:style>
    <style:style style:name="T63" style:family="text">
      <style:text-properties fo:font-variant="small-caps"/>
    </style:style>
    <style:style style:name="T64" style:family="text">
      <style:text-properties fo:font-variant="small-caps"/>
    </style:style>
    <style:style style:name="T65" style:family="text">
      <style:text-properties fo:font-variant="small-caps"/>
    </style:style>
    <style:style style:name="T66" style:family="text">
      <style:text-properties fo:font-variant="small-caps"/>
    </style:style>
    <style:style style:name="T67" style:family="text">
      <style:text-properties fo:font-variant="small-caps"/>
    </style:style>
    <style:style style:name="T68" style:family="text">
      <style:text-properties fo:font-variant="small-caps"/>
    </style:style>
    <style:style style:name="T69" style:family="text">
      <style:text-properties fo:font-variant="small-caps"/>
    </style:style>
    <style:style style:name="T70" style:family="text">
      <style:text-properties fo:font-variant="small-caps"/>
    </style:style>
    <style:style style:name="T71" style:family="text">
      <style:text-properties fo:font-variant="small-caps"/>
    </style:style>
    <style:style style:name="T72" style:family="text">
      <style:text-properties fo:font-variant="small-caps"/>
    </style:style>
    <style:style style:name="T73" style:family="text">
      <style:text-properties fo:font-variant="small-caps"/>
    </style:style>
    <style:style style:name="T74" style:family="text">
      <style:text-properties fo:font-variant="small-caps"/>
    </style:style>
    <style:style style:name="T75" style:family="text">
      <style:text-properties fo:font-variant="small-caps"/>
    </style:style>
    <style:style style:name="T76" style:family="text">
      <style:text-properties fo:font-variant="small-caps"/>
    </style:style>
    <style:style style:name="T77" style:family="text">
      <style:text-properties fo:font-variant="small-caps"/>
    </style:style>
    <style:style style:name="T78" style:family="text">
      <style:text-properties fo:font-variant="small-caps"/>
    </style:style>
    <style:style style:name="T79" style:family="text">
      <style:text-properties fo:font-variant="small-caps"/>
    </style:style>
    <style:style style:name="T80" style:family="text">
      <style:text-properties fo:font-variant="small-caps"/>
    </style:style>
    <style:style style:name="T81" style:family="text">
      <style:text-properties fo:font-variant="small-caps"/>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variant="small-caps"/>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variant="small-caps"/>
    </style:style>
    <style:style style:name="T94" style:family="text">
      <style:text-properties fo:font-variant="small-caps"/>
    </style:style>
    <style:style style:name="T95" style:family="text">
      <style:text-properties fo:font-variant="small-caps"/>
    </style:style>
    <style:style style:name="T96" style:family="text">
      <style:text-properties fo:font-variant="small-caps"/>
    </style:style>
    <style:style style:name="T97" style:family="text">
      <style:text-properties fo:font-variant="small-caps"/>
    </style:style>
    <style:style style:name="T98" style:family="text">
      <style:text-properties fo:font-variant="small-caps"/>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variant="small-caps"/>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office:automatic-styles>
  <office:body>
    <office:text>
      <text:p text:style-name="Text_20_body"><text:span text:style-name="T1">I</text:span><text:span text:style-name="T2">d</text:span>: <text:span text:style-name="T3">T</text:span><text:span text:style-name="T4">E</text:span><text:span text:style-name="T5">X</text:span><text:span text:style-name="T6">T</text:span><text:span text:style-name="T7">O</text:span>. <text:span text:style-name="T8">t</text:span><text:span text:style-name="T9">e</text:span><text:span text:style-name="T10">x</text:span>129072013 − 12 − 1513: 15: 17<text:span text:style-name="T11">Z</text:span><text:span text:style-name="T12">b</text:span><text:span text:style-name="T13">r</text:span><text:span text:style-name="T14">u</text:span><text:span text:style-name="T15">n</text:span><text:span text:style-name="T16">o</text:span></text:p>
      <text:h text:style-name="Heading_20_1" text:outline-level="1">Fragmentos dodiário de Adão</text:h>
      <text:p text:style-name="First_20_paragraph"><text:span text:style-name="T17">traduzido</text:span><text:span text:style-name="T18"> </text:span><text:span text:style-name="T19">do</text:span><text:span text:style-name="T20"> </text:span><text:span text:style-name="T21">manuscrito</text:span><text:span text:style-name="T22"> </text:span><text:span text:style-name="T23">original</text:span><text:line-break/><text:span text:style-name="T24">por</text:span><text:span text:style-name="T25"> </text:span><text:span text:style-name="T26">Mark</text:span><text:span text:style-name="T27"> </text:span><text:span text:style-name="T28">Twain</text:span><text:span text:style-name="T29"> </text:span></text:p>
      <text:p text:style-name="Text_20_body">Esta nova criatura de cabelos longos está sempre no meu caminho e me seguindo para cima e para baixo. Não gosto disso, não estou acostumado a ter companhia. Preferiria que ficasse com os outros animais… Hoje está nublado e o vento sopra do leste; acho que nós vamos ter chuva… <text:span text:style-name="T30">Nós</text:span>? De onde tirei essa palavra? Ah, me lembro agora, é a nova criatura que a usa.</text:p>
      <text:p text:style-name="Text_20_body">Andei examinando as enormes cachoeiras. É o que há de mais bonito na propriedade, acho. A nova criatura as chama de cataratas do Niágara — por quê? Eu é que não sei. Ela diz que se <text:span text:style-name="T31">parecem</text:span> com as cataratas do Niágara. Isso não é explicação que se dê; é puro capricho e imbecilidade. Não tenho chance de dar nome a nada. A nova criatura dá nome a tudo que lhe aparece na frente, antes mesmo de eu poder protestar. E usa sempre o mesmo pretexto de que se <text:span text:style-name="T32">parece</text:span> com a coisa. O dodô, por exemplo. Ela diz que é só olhar para ele que a gente vê que “ele se parece com um dodô”. Vai ter de ficar com esse nome, sem dúvida. Me cansa ficar remoendo isso, até porque não me faz bem. Dodô! Não se parece mais com um dodô do que eu!</text:p>
      <text:p text:style-name="Text_20_body">Construí uma cabana para me proteger da chuva, mas não pude ficar com ela só para mim, em paz. A nova criatura já se enfiou aqui. Quando tentei expulsá-la, começou a jorrar água por aqueles dois buracos por onde ela olha, e enxugava com o dorso das patas, fazendo um barulho que mais parecia o de animais quando estão inquietos. Eu queria que essa coisa não falasse; fica o tempo todo falando. Parece um golpe baixo contra a pobre criatura, um insulto, mas não é isso que quero dizer. É que até agora eu nunca tinha ouvido a voz humana, e qualquer som novo ou estranho se impondo aqui sobre a solene tranquilidade dessas sonhadoras solidões fere meu ouvido e parece desafinado. E esse novo som está tão próximo de mim, sobre meu ombro, bem no meu ouvido, primeiro de um lado, depois do outro, e só estou acostumado a sons que estejam mais distantes de mim.</text:p>
      <text:p text:style-name="Text_20_body">Essa mania de dar nome às coisas continua sem parar, independente do que eu fizer. Eu tinha um ótimo nome para este lugar, era musical e bonito — <text:span text:style-name="T33">jardim</text:span><text:span text:style-name="T34"> </text:span><text:span text:style-name="T35">do</text:span><text:span text:style-name="T36"> </text:span><text:span text:style-name="T37">éden</text:span>. Pessoalmente, continuo a chamá-lo assim, mas não em público. A nova criatura diz que é cheio de florestas, rochedos e paisagens, e portanto não lembra um jardim. Diz que se <text:span text:style-name="T38">parece</text:span> mais com um parque e só. Por causa disso, sem me consultar, o rebatizou de Parque das cataratas do Niágara. Bastante pretensioso, na minha opinião. E já tem até uma placa:</text:p>
      <text:p text:style-name="Text_20_body"><text:span text:style-name="T39">não</text:span><text:span text:style-name="T40"> </text:span><text:span text:style-name="T41">pise</text:span><text:span text:style-name="T42"> </text:span><text:span text:style-name="T43">na</text:span><text:span text:style-name="T44"> </text:span><text:span text:style-name="T45">grama</text:span></text:p>
      <text:p text:style-name="Text_20_body">Minha vida agora já não é tão feliz quanto antes.</text:p>
      <text:p text:style-name="Text_20_body">Essa nova criatura come frutas demais. Desse jeito nós vamos ficar sem. “Nós” de novo — palavra <text:span text:style-name="T46">dela</text:span>; minha, agora, também, de tanto ouvir. Bastante neblina nesta manhã. Não saio sozinho com neblina, ela sim. Sai independente do tempo e volta com os pés cheios de lama. E fala sem parar! Costumava ser tão agradável e calmo antes.</text:p>
      <text:p text:style-name="Text_20_body">Aguentei firme. Esse dia está ficando cada vez mais difícil. Foi escolhido, em novembro passado, para ser o dia de descanso. Eu já tinha seis desses dias por semana. Esta manhã, encontrei a nova criatura tentando apanhar maçãs da árvore proibida.</text:p>
      <text:p text:style-name="Text_20_body">Essa coisa diz que seu nome é Eva. Para mim tanto faz, não tenho nada contra. Diz que é para eu chamá-la assim, quando quiser que se aproxime. Eu disse que achava supérfluo. Essa palavra, evidentemente, fez meu prestígio aumentar; e, de fato, é uma palavra grande, boa, vai pegar logo. Diz que não é uma coisa, mas uma mulher. Isso é meio duvidoso; para mim dá na mesma; o que ela é não me importa, desde que fique na dela e não fale mais.</text:p>
      <text:p text:style-name="Text_20_body">Ela sujou a propriedade inteira com seus nomes execráveis e plaquinhas ofensivas:</text:p>
      <text:p text:style-name="P1"><text:span text:style-name="T47">por</text:span><text:span text:style-name="T48"> </text:span><text:span text:style-name="T49">aqui</text:span><text:span text:style-name="T50"> </text:span><text:span text:style-name="T51">para</text:span><text:span text:style-name="T52"> </text:span><text:span text:style-name="T53">a</text:span><text:span text:style-name="T54"> </text:span><text:span text:style-name="T55">piscina</text:span><text:span text:style-name="T56"> </text:span><text:span text:style-name="T57">de</text:span><text:span text:style-name="T58"> </text:span><text:span text:style-name="T59">hidro</text:span><text:line-break/><text:span text:style-name="T60">por</text:span><text:span text:style-name="T61"> </text:span><text:span text:style-name="T62">aqui</text:span><text:span text:style-name="T63"> </text:span><text:span text:style-name="T64">para</text:span><text:span text:style-name="T65"> </text:span><text:span text:style-name="T66">a</text:span><text:span text:style-name="T67"> </text:span><text:span text:style-name="T68">ilha</text:span><text:span text:style-name="T69"> </text:span><text:span text:style-name="T70">das</text:span><text:span text:style-name="T71"> </text:span><text:span text:style-name="T72">cabras</text:span><text:line-break/><text:span text:style-name="T73">caverna</text:span><text:span text:style-name="T74"> </text:span><text:span text:style-name="T75">dos</text:span><text:span text:style-name="T76"> </text:span><text:span text:style-name="T77">ventos</text:span><text:span text:style-name="T78"> </text:span><text:span text:style-name="T79">por</text:span><text:span text:style-name="T80"> </text:span><text:span text:style-name="T81">aqui</text:span></text:p>
      <text:p text:style-name="First_20_paragraph">Ela diz que esse parque daria um belo resort de verão se tivéssemos esse costume. Resort de verão — outra de suas invenções — somente palavras, sem significado algum. O que é um resort de verão? Mas é melhor não perguntar, ela detesta dar explicações.</text:p>
      <text:p text:style-name="Text_20_body">Agora fica implorando para eu não caminhar pelas pedras das cataratas. Que mal pode haver? Diz que dá calafrios nela. Me pergunto por quê; sempre fiz isso… sempre gostei dessas quedas e dessa sensação gostosa. Achei que era para isso que as cataratas serviam. Não vejo outra utilidade nelas, e para alguma coisa devem ter sido feitas. Ela diz que foram criadas apenas para servir de paisagem… como os rinocerontes e o mastodonte.</text:p>
      <text:p text:style-name="Text_20_body">Atravessei as cataratas dentro de um barril, isso não foi bom o suficiente para ela. Fui até o outro lado dentro de uma tina, ainda não estava bom. Atravessei o redemoinho e as quedas num traje de folhas de figo. Rasgou todo. Daí em diante, só reclamações chatas sobre minha extravagância. Sou importunado demais por aqui. O que eu preciso é de uma mudança de ares.</text:p>
      <text:p text:style-name="Text_20_body">Escapei na terça passada à noite e viajei por dois dias; construí outra cabana para mim em um lugar recluso, apagando minhas pegadas tão bem quanto pude, mas ela me achou com a ajuda de um bicho que domesticou e chamou de lobo, e se aproximou fazendo aquele som penoso de novo, com água saindo daqueles buracos com que ela olha. Fui obrigado a voltar com ela, mas acho que vou dar no pé outra vez assim que tiver uma chance. Ela se ocupa com um monte de bobagens; entre outras coisas, estudar por que os animais chamados leões e tigres se alimentam de grama e flores, quando, como ela diz, seus dentes indicam que eles foram feitos para comer uns aos outros. Isso é uma tolice, porque fazer isso significaria matar um ao outro, o que acabaria introduzindo, a meu ver, o que se chama de “morte”; e a morte, como me foi dito, ainda não entrou no parque. O que de certo modo é uma pena.</text:p>
      <text:p text:style-name="Text_20_body">Aguentei firme.</text:p>
      <text:p text:style-name="Text_20_body">Acho que agora entendo para que serve a semana: é para ter tempo de se recuperar do cansaço do domingo. Parece uma boa ideia… Ela anda subindo de novo naquela árvore. Joguei pedrinhas nela até ela descer. Ela disse que não tinha ninguém olhando. Parece achar que isso é uma justificativa boa o bastante para ficar se arriscando desse jeito. Eu disse isso a ela. A palavra “justificativa” elevou sua admiração por mim ainda mais, e a inveja também, pensei. É boa essa palavra.</text:p>
      <text:p text:style-name="Text_20_body">Ela disse que foi feita a partir de uma costela do meu corpo. Isso é no mínimo duvidoso, se não coisa pior. Não estou sentindo falta de costela nenhuma… Ela está bem aflita por causa daquele abutre; diz que grama não lhe assenta bem; está com medo que não poder criá-lo porque acha que é da natureza dele alimentar-se de carne estragada. O abutre tem que se virar da melhor forma possível com o que tem por aqui. Não podemos subverter a ordem das coisas só para o bem dele.</text:p>
      <text:p text:style-name="Text_20_body">Ontem ela caiu no lago enquanto se admirava. Coisa que ela faz o tempo todo. Quase se afogou e disse que a sensação não foi nada boa. Isso fez que começasse a ter pena das criaturas que vivem lá no fundo, que decidiu chamar de peixes. Aliás, ela continua pondo nomes nas coisas, inclusive nas que não precisam de nome, até porque elas nem atendem quando são chamadas. Mas ela não se importa, é uma tonta mesmo; e assim acabou pegando um monte desses peixes ontem à noite e os enfiou na cama para ficarem quentinhos. Fiquei observando-os o dia inteiro, e acho que não estão mais felizes aqui do que estavam antes, só mais quietos. À noite vou botar todos para fora. Não vou dormir com eles novamente, acho que são meio viscosos, e é nojento ficar deitado sem roupa ali ao lado deles.</text:p>
      <text:p text:style-name="Text_20_body">Aguentei firme.</text:p>
      <text:p text:style-name="Text_20_body">Agora ela anda às voltas com uma cobra. Os outros animais estão felizes, pois ela estava sempre incomodando e fazendo experiências com eles, e eu fico feliz porque a cobra fala, e isso me dá uma folga.</text:p>
      <text:p text:style-name="Text_20_body">Ela disse que foi a cobra quem a instigou a comer da fruta daquela árvore alegando que o resultado seria uma grande, bela e nobre aprendizagem. Eu disse que isso teria outras consequências também… introduziria a morte no mundo. Que burrada, teria sido melhor guardar esse comentário só para mim; acabei dando uma ideia a ela… achou que poderia salvar o abutre doente e também fornecer carne fresca para os leões e os tigres desesperados. Mandei-a ficar longe daquela árvore. Ela disse que não. Vejo problemas à frente. Vou cair fora outra vez.</text:p>
      <text:p text:style-name="Text_20_body">Foi bem movimentada. Escapei ontem e cavalguei a noite toda, o mais rápido que meu cavalo pôde, na esperança de conseguir ficar bem longe do parque e me esconder em outra região, antes que começassem os problemas; mas não era para ser. Mais ou menos uma hora depois de o sol nascer, quando eu cavalgava por uma relva florida onde milhares de animais pastavam, dormiam, ou brincavam uns com os outros, de acordo com seu desejo, de repente eles irromperam em grunhidos e a planície foi tomada por uma comoção frenética, e os animais começaram a atacar uns aos outros. Eu sabia o que era — Eva tinha comido da fruta, e a morte adentrava nosso mundo… Os tigres comeram meu cavalo, me ignoraram quando mandei que parassem, e teriam me devorado também se eu tivesse ficado — o que não fiz, pois saí correndo… Encontrei esse lugar fora do parque. Foi até confortável por alguns dias, mas ela me descobriu. Me encontrou e logo chamou o lugar de Tonawanda — porque, para variar, achava que <text:span text:style-name="T82">parecia</text:span> com Tonawanda. Para falar a verdade, não fiquei chateado por ela ter aparecido porque aqui tem pouca coisa para colher, e ela trouxe algumas maçãs. Fui obrigado a comê-las, estava morto de fome. Era contra os meus princípios, mas quando a gente está com fome os princípios não contam muito… Ela veio coberta de galhos e ramos de folhas, e quando perguntei o que pretendia com isso e arranquei tudo e joguei fora, ela ficou meio sem graça e corou. Nunca tinha visto uma pessoa ficar sem graça e corar, e aquilo me pareceu inadequado e idiota. Ela disse que logo eu saberia por quê. Ela tinha razão. Faminto como eu estava, larguei a metade da maçã que estava comendo — certamente a melhor que eu provara, considerando que já findava a estação — e me cobri com os galhos e ramos jogados fora, e lhe falei com autoridade, mandei que pegasse mais alguns e que não fizesse um espetáculo. Ela obedeceu, e depois disso rastejamos até o lugar onde a guerra dos animais selvagens tinha acontecido e recolhemos algumas peles, com as quais mandei que ela fizesse roupas mais apropriadas para ocasiões públicas. São um pouco desconfortáveis, é verdade, mas têm estilo, e isso é que importa quando se trata de roupas… Acho que ela é uma bela de uma companheira. Percebi que ficaria um tanto solitário e deprimido sem ela agora que perdi minha propriedade. Outra coisa: ela disse que nos mandaram trabalhar para o nosso sustento de agora em diante. Ela vai ser útil. Eu vou supervisionar.</text:p>
      <text:p text:style-name="Text_20_body">Ela me acusa de ser a causa do nosso desastre! Diz, com aparente sinceridade e verdade, que a Serpente garantiu que a fruta proibida não era maçã e sim castanha. Eu disse que era inocente, então, pois não tinha comido nenhuma castanha. Ela disse que a Serpente lhe informara que “castanha” era um termo figurado que significava piada velha e bolorenta. Fiquei sem graça, pois fiz muitas piadas para passar o tempo, apesar de achar, honestamente, que eram novas quando pensei nelas. Ela me perguntou se tinha feito alguma bem no momento da catástrofe. Fui obrigado a admitir que fiz uma para mim mesmo, mas não em voz alta. Era assim: estava pensando sobre as Quedas e disse: “Que maravilha é ver um imenso corpo d’água caindo!”. Então, em um instante, num pensamento brilhante que me passou pela cabeça, eu o soltei, dizendo: “Seria muito melhor vê-lo subindo até aqui!”… e eu estava quase morrendo de tanto rir quando a natureza inteira irrompeu em guerra e morte e tive que fugir para não arriscar minha vida. “Isso”, disse ela triunfante, “é bem isso; a Serpente mencionou exatamente essa piada, e chamou-a de ‘A Primeira Castanha’, e disse que coincidia com a criação.” Ai de mim, de fato a culpa é toda minha. Quem dera não fosse tão espirituoso; ah, se não tivesse tido um pensamento tão brilhante!</text:p>
      <text:p text:style-name="Text_20_body">Chamamos essa criaturinha de Caim. Eva a pegou enquanto eu estava fora, armando redes na costa norte do lago Erie; apanhou-a na floresta a uns três, quatro quilômetros da nossa caverna… pode também ter sido a uns seis, sete quilômetros, ela não sabe bem ao certo. Ele se parece um pouco com a gente, e pode até ser um parente. Isso é o que Eva acha, mas penso que está enganada. A diferença em tamanho reforça a conclusão de que se trata de uma nova espécie de animal… um peixe, talvez, apesar de que, quando o joguei na água para ter certeza, ele afundou, e ela se atirou na água e o pegou antes que desse tempo de ver se meu experimento confirmava minha suspeita. Continuo achando que é um peixe, mas ela não se importa com o que seja, e não me deixa pegá-lo para fazer novas tentativas. Não entendo isso. Com a chegada dessa nova criatura, parece que a natureza dela mudou completamente, ela ficou irracional com relação aos experimentos. Pensa nele mais do que em qualquer outro animal, mas não sabe dizer por quê. Sua mente está confusa, desordenada; tudo confirma isso. Às vezes, quando esse peixe choraminga e quer ir para a água, ela fica com ele nos braços quase a noite toda. Nesses momentos, a água vem de dentro daqueles buracos por onde ela olha, e ela faz carinho nas costas dele e uns sons bem suaves com a boca para acalmá-lo. Tenta demonstrar de mil maneiras que o entende e que tem pena dele. Nunca a vi fazer isso com nenhum outro peixe, e isso me incomoda muito. Ela costumava carregar os filhotes de tigre do mesmo modo, e brincava com eles, antes de perdermos a propriedade, mas era só brincadeira; não se preocupava tanto com eles quando a comida não lhes caía bem.</text:p>
      <text:p text:style-name="Text_20_body">Ela não trabalha aos domingos, fica por aí deitada, fatigada, e gosta de ver o peixe revolvendo-se por cima dela de um lado para outro. Emite uns sons abobalhados para entretê-lo, faz de conta que está mordiscando suas patinhas para ele rir. Eu nunca tinha visto um peixe que conseguisse rir. Isso me faz duvidar… Comecei a gostar dos domingos também. Ficar supervisionando a semana inteira deixa o corpo cansado. Deveria ter mais domingos. Antigamente eles eram quase insuportáveis, mas agora eles caem bem.</text:p>
      <text:p text:style-name="Text_20_body">Esse ser não é um peixe. Ainda não descobri exatamente o que é. Faz uns sons horrorosos quando não está satisfeito, mas quando está, diz “gugu, dadá”. Não é um dos nossos, já que não sabe caminhar; não é um pássaro, não sabe voar; não é um sapo, porque não sabe saltar; não é uma cobra, pois não rasteja. Tenho certeza de que não é um peixe, mas não encontro chance de descobrir se consegue ou não nadar. Passa o tempo todo deitado, em geral de costas, de pernas para o ar. Nunca vi outro animal fazer isso. Eu disse que achava isso um enigma; mas ela apenas admirou a palavra, sem entender. A meu ver, ou é um enigma, ou é um tipo de inseto. Se ele morrer, vou desmembrá-lo para ver como é que ele funciona. Nunca uma coisa me deixou tão perplexo.</text:p>
      <text:p text:style-name="Text_20_body">A perplexidade aumenta em vez de diminuir. Durmo bem pouco. Ele parou de ficar só deitado, agora também fica esperneando. Mas difere dos outros animais de quatro patas porque as da frente são bem mais curtas, e por causa disso a parte principal do corpo dele fica apontando desconfortavelmente para cima, e isso não é nada atraente. Foi construído como nós, mas a sua maneira de se movimentar mostra que não é da nossa espécie. As pernas da frente curtas e as traseiras compridas indicam que deve ser da família dos cangurus, mas de uma espécie diferente, pois os verdadeiros cangurus pulam e esse não. Mesmo assim é de uma variedade bem curiosa e interessante, que ainda não foi catalogada. Como eu a descobri, me sinto no direito de assegurar que o crédito da descoberta seja associado ao meu nome. Assim, chamei-o de <text:span text:style-name="T83">Kangaroorum</text:span><text:span text:style-name="T84"> </text:span><text:span text:style-name="T85">adamiensis</text:span>… Deve ter sido jovem quando veio, pois nesse meio-tempo cresceu excessivamente. Está umas cinco vezes maior do que quando chegou, e quando está descontente é capaz de produzir de vinte e duas a trinta e cinco vezes mais ruídos do que no início. Coerção não muda isso, na verdade tem o efeito contrário. Por essa razão, desisti de analisar seu mecanismo. Ela o acalma por meio da persuasão e dando-lhe coisas que antes tinha me proibido de dar. Como falei, eu não estava em casa quando ele apareceu, mas ela jurou que o encontrou na floresta. Parece estranho que seja o único, mas deve ser isso mesmo, pois cansei de procurar nessas últimas semanas tentando encontrar outro para juntar à minha coleção e para que ele tenha com quem brincar. Isso certamente o faria acalmar-se e conseguiríamos domesticá-lo mais facilmente. Mas não encontro vestígio de outro igual, e o mais estranho é que não há pegadas. Ele deve viver na superfície, não consegue se cuidar sozinho; mas como se movimenta sem deixar rastro? Armei dezenas de armadilhas, que não deram em nada. Peguei tudo que é tipo de animal pequeno, exceto esse; animais que entram na armadilha por pura curiosidade, para ver por que o leite está lá, sem tomar nem um gole sequer.</text:p>
      <text:p text:style-name="Text_20_body">O canguru continua a crescer, o que é muito estranho e intrigante. Nunca imaginei que a fase de crescimento dele poderia ser tão longa. Agora está com pelos na cabeça. É diferente do pelo dos cangurus e exatamente igual ao nosso cabelo, que é muito mais fino e macio, e em vez de ser preto é vermelho. Estou pasmo com o desenvolvimento imprevisível dessa aberração zoológica inclassificável. Ah se eu conseguisse pegar mais um, mas não tenho esperanças; é uma nova variedade e a única amostra; é isso. Mas consegui agarrar um legítimo canguru e o trouxe para cá pensando que este, estando sozinho, preferiria ter aquele como companhia a não ter ninguém de sua espécie. Ou pelo menos outro animal de que poderia se sentir próximo e que se compadecesse dele nessa condição de abandono, entre estranhos, que não conhecem seus jeitos e hábitos e não sabem o que fazer para que se sinta entre amigos. Mas foi um erro. Ele teve um ataque quando viu o canguru, tanto que me convenci de que ele realmente nunca tinha visto um. Tenho pena desse pobre e ruidoso animalzinho, mas não há nada que possa fazer para deixá-lo feliz. Ah se eu conseguisse domesticá-lo… mas isso está fora de questão; quanto mais tento, pior ele fica. Me parte o coração vê-lo assim, em seus tormentos de tristeza e paixão. Quero soltá-lo, só que ela não quer nem ouvir falar disso. Parece cruel e atípico, mas ela pode estar certa. Ele pode estar mais solitário do que nunca, pois se eu não consigo encontrar nenhum dos seus semelhantes, que dirá ele?</text:p>
      <text:p text:style-name="Text_20_body">Não é um canguru. Não, porque se firma segurando no dedo dela e assim consegue dar alguns passos com as pernas traseiras, antes de cair. Deve ser um tipo de urso; apesar de não ter uma cauda… pelo menos não ainda… nem pelo, exceto na cabeça. Ele continua crescendo. E isso é muito curioso, pois ursos atingem a fase adulta antes. Ursos são perigosos desde a catástrofe, e eu não vou ficar satisfeito com ele fuçando por aqui sem uma focinheira. Eu lhe ofereci um canguru se ela deixasse ele ir, mas não adiantou. Eva parece disposta a nos colocar em tudo quato que é situação de risco. Ela não era assim antes de perder o juízo.</text:p>
      <text:p text:style-name="Text_20_body">Examinei sua boca. Ainda não apresenta perigo: tem apenas um dente. E ele ainda não tem cauda. Faz mais barulho agora do que antes, principalmente à noite. Eu me mudei dali. Mas voltarei sempre pelas manhãs, para o café e para verificar se já tem mais dentes. Se sua boca ficar cheia de dentes, será a hora de ele ir, com ou sem cauda, pois um urso não precisa de uma para se tornar perigoso.</text:p>
      <text:p text:style-name="Text_20_body">Me ausentei por um mês para caçar e pescar lá naquela região que ela chama de Buffalo; não sei bem por quê, a não ser que seja por não ter búfalos por lá. Nesse meio-tempo, o urso aprendeu a andar por aí sozinho, somente nas pernas traseiras, e diz “papá” e “mamá”. Certamente trata-se de uma nova espécie. Essa semelhança no uso de palavras pode ser puramente acidental, é claro, e pode não ter propósito ou significado nenhum; mas mesmo nesse caso é extraordinário, pois os ursos não sabem fazer isso. Essa imitação da fala, a falta geral de pelos e a completa ausência de cauda são indicação suficiente de que deve ser um novo tipo de urso. Um estudo mais aprofundado desse animal haveria de ser bem interessante. Enquanto isso, partirei numa expedição distante para as florestas do norte a fim de fazer uma pesquisa exaustiva. Deve haver outro em algum lugar, e esse talvez vá se tornar menos perigoso se estiver na companhia de outros de sua espécie. Vou sair imediatamente, mas não sem antes colocar uma focinheira nele.</text:p>
      <text:p text:style-name="Text_20_body">A caçada foi muito, muito cansativa e sem sucesso. Enquanto estive fora, sem sair da propriedade, ela conseguiu pegar outro! Eu nunca tive essa sorte. Mesmo que tivesse caçado por essas florestas durante uns cem anos, nunca toparia com outro desses.</text:p>
      <text:p text:style-name="Text_20_body">Comparei o antigo com o mais novo, e ficou claro que pertencem à mesma espécie. Queria empalhar um para minha coleção, mas ela é contra por uma razão ou por outra, então acabei desistindo da ideia, apesar de achar que é um erro. Seria uma perda irreparável para a ciência se eles desaparecessem. O mais velho está mais domesticado do que antes e ri e fala como um papagaio, tendo aprendido isso, é claro, por ter passado tanto tempo na companhia de um e por ter a faculdade imitativa bem desenvolvida. Ficarei muito surpreso se for comprovado que é um novo tipo de papagaio; por outro lado, não deveria ficar tão surpreso assim, pois ele já foi de tudo quanto era espécie desde os primeiros dias, quando ainda parecia ser um peixe. O mais novo é tão feio quanto o primeiro era no começo; a mesma cor de enxofre e carne crua e aquela cabeça com formato meio estranho, sem nenhum pelo. Ela o chama de Abel.</text:p>
      <text:p text:style-name="Text_20_body">Eles são meninos; descobrimos há muito tempo. Era a forma como eles chegavam, tão pequenos e imaturos, que nos baratinava. Também já temos umas meninas. Abel é um bom menino, mas se Caim tivesse permanecido um urso teria se aperfeiçoado mais. Depois de todos esses anos, me dei conta de que no começo estava errado sobre Eva; é melhor viver fora do Jardim com ela, do que nele sem ela. No começo achava que ela falava demais; mas hoje ficaria mal se não falasse ou se saísse da minha vida. Abençoada seja a castanha que nos aproximou e que me ensinou a ver a bondade do seu coração e a doçura do seu espírito!</text:p>
      <text:p text:style-name="Text_20_body"><text:span text:style-name="T86">fim</text:span></text:p>
      <text:h text:style-name="Heading_20_1" text:outline-level="1">Diário de Eva</text:h>
      <text:p text:style-name="First_20_paragraph"><text:span text:style-name="T87">Traduzido</text:span><text:span text:style-name="T88"> </text:span><text:span text:style-name="T89">do</text:span><text:span text:style-name="T90"> </text:span><text:span text:style-name="T91">original</text:span></text:p>
      <text:p text:style-name="Text_20_body"><text:line-break/></text:p>
      <text:p text:style-name="Text_20_body">Estou com quase um dia de vida agora. Cheguei ontem. Ao menos é o que parece. E deve ser isso mesmo, pois se houve um dia antes do de ontem, eu não estava lá para ver, ou me lembraria dele. Mas pode ser, claro, que tenha havido um dia antes de ontem e que eu simplesmente não tivesse notado. Muito bem; vou ficar de olho, e se algum dia antes de ontem acontecer, vou tomar nota. É melhor começar direito e não deixar os registros ficarem confusos, pois um instinto me diz que esses detalhes ainda vão ser importantes para os historiadores um dia. Me sinto como um experimento, exatamente como um experimento; seria impossível alguém se sentir mais como um experimento do que eu? Por isso começo a ficar convencida de que é exatamente isso que eu sou — um experimento e nada mais.</text:p>
      <text:p text:style-name="Text_20_body">Se eu for mesmo um experimento, será que sou o único? Não, acho que não. Acho que o resto faz parte também. Sou a principal, mas acho que o resto também tem a ver com o assunto. Será que a minha posição está assegurada ou devo ficar de olho e cuidar? Prefiro ficar de olho. Alguns instintos me dizem que a vigilância eterna é o preço da supremacia. (Essa é uma frase boa, acho, para alguém tão jovem como eu.)</text:p>
      <text:p text:style-name="Text_20_body">Tudo está mais bonito hoje do que ontem. Na pressa de terminar ontem, as montanhas ficaram um pouco picotadas, e algumas planícies ficaram tão abarrotadas de lixo e sobras que o aspecto ficou meio desolador. Peças de arte nobres e belas não devem estar sujeitas à pressa; e este majestoso novo mundo é realmente um nobre e belo trabalho. E certamente maravilhoso, quase chegando à perfeição, apesar da exiguidade do tempo. Há estrelas demais em algumas partes e de menos em outras, mas isso pode ser remediado logo, sem dúvida. A lua se soltou ontem, e caiu fora do esquema — uma perda muito grande; me corta o coração de pensar nisso. Não há nada entre os ornamentos e decorações comparável à beleza e ao acabamento dela. Deveria ter sido presa melhor. Ah, se conseguíssemos pegá-la de volta.</text:p>
      <text:p text:style-name="Text_20_body">Mas não há como saber onde foi parar. Além do mais, quem a pegar, vai escondê-la; sei disso, porque faria o mesmo. Acho que poderia ser honesta em relação a tudo mais, mas já descobri que a essência e o centro da minha natureza é o amor pelo belo, uma paixão pelo belo, e que não seria seguro confiar em mim em posse de uma lua que pertencesse a outra pessoa que não soubesse que estava comigo. Eu poderia abrir mão de uma lua que eu achasse durante o dia, pois ficaria com medo que alguém estivesse vendo; mas se eu a achasse na escuridão, tenho certeza que inventaria uma desculpa para não ter que dizer nada a respeito. Porque eu amo muito as luas, elas são tão lindas e tão românticas. Desejaria que tivéssemos cinco ou seis delas; eu nunca mais iria dormir; não me cansaria nunca de ficar deitada num degrau coberto de barba de pau olhando para elas.</text:p>
      <text:p text:style-name="Text_20_body">As estrelas são boas também. Gostaria de ter algumas para pôr no cabelo. Mas acho que nunca vou conseguir. Você ficaria surpreso em saber quão longe daqui elas estão, apesar de não parecerem estar tão distantes. Quando elas apareceram pela primeira vez ontem à noite, tentei derrubar algumas usando um bambu, mas não era comprido que chega, o que me pasmou; então tentei atirar uns torrões nelas, até me cansar, mas não consegui derrubar nenhuma. Deve ser porque sou canhota e não arremesso bem. Mesmo quando mirei numa outra, para ver se acertava finalmente a que queria, não consegui. Vi a mancha preta do torrão passar bem no meio daquele conglomerado dourado; fiz isso umas quarenta ou cinquenta vezes, mas passavam de raspão; se tivesse conseguido aguentar um pouco mais de tempo, talvez tivesse conseguido acertar uma em cheio.</text:p>
      <text:p text:style-name="Text_20_body">Por isso chorei um pouco, o que é natural, suponho, para alguém da minha idade, e depois de estar descansada, acabei pegando uma cesta e fui caminhando em direção à borda extrema do círculo, lá onde as estrelas ficam perto do solo, pois achei que poderia pegá-las com as mãos. Isso seria melhor, pois as juntaria com cuidado para não quebrarem. Mas era mais longe do que eu pensava e finalmente desisti; estava tão cansada que não conseguia mais dar nenhum passo. Além disso, estava com os pés muito inchados e doloridos.</text:p>
      <text:p text:style-name="Text_20_body">Não pude voltar para casa; era muito longe e estava ficando frio, mas achei uns tigres e me aninhei entre eles; isso foi adoravelmente confortável, e seu hálito era doce e agradável, porque só comem moranguinhos. Nunca tinha visto um tigre antes, mas os conheci de imediato pelas listras. Se conseguisse uma dessas peles, faria um belo vestido para mim.</text:p>
      <text:p text:style-name="Text_20_body">Hoje já tenho uma melhor noção das distâncias. Eu estava tão louca para pegar todas as coisas bonitas, avidamente tentava alcançá-las, mas quando algumas delas estavam longe do meu alcance ou, ao contrário, quando pareciam estar só a uns dois metros de distância — e ainda por cima entre espinhos — é que eu aprendi uma lição. Fiz até um axioma, de cabeça — meu primeiro: o experimento arranhado evita o espinho. Acho que está muito bom para alguém tão da minha idade.</text:p>
      <text:p text:style-name="Text_20_body">Segui o outro experimento por aí, ontem à tarde, à distância, para ver para que tinha sido feito, se conseguisse. Mas não consegui descobrir. Acho que é um homem. Nunca tinha visto um antes, mas pareceu-se com um, e estou certa de que era mesmo um. Sinto que tenho mais curiosidade para saber sobre ele do que sobre os outros répteis. Suponho que seja um pois tem cabelo desgrenhado e olhos azuis e se parece com um réptil. Ele não tem ancas e se afina como uma cenoura, e se abre como um guindaste; por isso acho que é um réptil, mas talvez ele seja uma obra arquitetônica.</text:p>
      <text:p text:style-name="Text_20_body">No princípio tinha medo dele, e corria cada vez que ele se virava, com medo de que me perseguisse; mas aos poucos fui notando que essa criatura só queria fugir, tanto que depois disso, não estava mais tímida e o segui, por horas e horas, sempre a uns vinte metros mais atrás, o que o deixou nervoso e infeliz. A uma certa altura ele estava bastante preocupado e subiu numa árvore. Esperei por um bom tempo, mas desisti e fui para casa.</text:p>
      <text:p text:style-name="Text_20_body">Hoje, a mesma coisa. Por minha causa, subiu novamente na árvore.</text:p>
      <text:p text:style-name="Text_20_body">Esse ser ainda está lá em cima. Descansando, aparentemente. Mas isso é um subterfúgio: o domingo não é o dia de descanso. O sábado é que foi escolhido para isso. Ele parece uma daquelas criaturas que está mais interessado em descansar do que em qualquer outra coisa. Eu ficaria cansada de tanto descansar. Me canso só de ficar sentada olhando para a árvore. Me pergunto para que é que ele serve. Nunca o vejo fazendo coisa nenhuma.</text:p>
      <text:p text:style-name="Text_20_body">Eles devolveram a lua ontem à noite, e eu fiquei muito contente! Acho que foi muito honesto da parte deles. Ela escorregou e caiu novamente, mas não fiquei inquieta; não há necessidade de a gente se preocupar quando se têm vizinhos assim; eles vão pegá-la de volta. Gostaria de poder fazer alguma coisa para demonstrar minha gratidão. Gostaria de lhes mandar algumas estrelas já que temos muito mais do que precisamos. Quero dizer eu, não nós, pois posso ver que aquele réptil não se interessa por essas coisas.</text:p>
      <text:p text:style-name="Text_20_body">Ele não tem gostos refinados e não é muito gentil. Quando fui lá ontem à noite, na hora do crepúsculo, ele tinha descido e estava tentando pegar aqueles peixinhos manchados que brincam no lago; tive que afugentá-lo com torrões para subir na árvore outra vez e deixá-los em paz. Pergunto-me se é para isso que ele serve. Será que ele não tem coração? Não tem compaixão por essas pequenas criaturas? Será que foi projetado para um trabalho tão desumano? Parece que sim. Um dos torrões atingiu-o atrás da orelha, e ele fez uso da linguagem. Fiquei arrepiada, pois foi a primeira vez que eu ouvi alguém falar além de mim. Não entendi as palavras, mas me pareceram bem expressivas.</text:p>
      <text:p text:style-name="Text_20_body">Quando descobri que sabia falar, fiquei mais interessada nele, pois eu adoro falar; falo o dia inteiro, até quando estou dormindo. Sou muito interessante, mas se tivesse alguém com quem conversar, poderia ser duplamente interessante, e não pararia nunca se ele também quisesse conversar.</text:p>
      <text:p text:style-name="Text_20_body">Se esse réptil for mesmo um homem, ele não poderá mais ser chamado de coisa, isso não seria gramatical, seria? Ele seria um ele. Pelo menos é o que eu acho. Nesse caso, teríamos que chamá-lo assim: no nominativo, ele; no dativo, lhe; no possessivo, seu. Bem, vou considerá-lo um homem e chamá-lo de ele até que se descubra o que realmente é. Isso é mais prático do que ficar na incerteza.</text:p>
      <text:p text:style-name="Text_20_body">Passei a semana na cola dele para nos conhecermos melhor. Eu que tinha que ficar puxando conversa porque ele era tímido, mas não me importei. Ele parecia feliz por eu estar próxima, e usei bastante o sociável “nós” porque parecia ficar lisonjeado em ter sido incluído.</text:p>
      <text:p text:style-name="Text_20_body">Agora estamos nos acertando muito bem realmente e nos conhecendo cada vez mais. Ele não tenta mais me evitar como antes, o que é um bom sinal; demonstra que ele gosta de me ter por perto. Isso me agrada e me esforço para ser útil no que eu puder e fazer seu apreço por mim aumentar. Durante os dois últimos dias eu assumi a tarefa de nomear as coisas, o que lhe trouxe muito alívio, porque ele não leva muito jeito para isso. Evidentemente está muito agradecido. Ele não consegue pensar em nenhum nome racional para desmentir essa impressão de que lhe falta talento. Mas não deixo que perceba que estou ciente desse seu defeito. Sempre que aparece uma nova criatura eu já lhe dou um nome antes que ele tenha tempo de se expor por um silêncio desconcertante. Dessa forma, eu já o poupei de muitos embaraços. Eu não tenho um defeito como esse. No momento em que ponho os olhos num animal, já sei o que é. Não preciso refletir nem por um segundo; o nome certo vem instantaneamente, como se fosse uma inspiração, e é isso que deve ser, uma inspiração, pois tenho certeza que não estava dentro de mim nem meio minuto antes. Parece que só pelo formato da criatura e pelo jeito com que age sei que animal é.</text:p>
      <text:p text:style-name="Text_20_body">Quando o dodô apareceu, ele pensou que fosse um gato selvagem — eu vi nos seus olhos. Mas o livrei dessa. Fui cuidadosa em fazê-lo de uma maneira que não ferisse seu orgulho. Eu simplesmente falei de maneira bem natural, como uma surpresa agradável, e não como se estivesse querendo lhe passar uma informação, e disse: “Bem, esse aqui é um Dodo!” Então expliquei — sem que parecesse uma explicação — como eu sabia que era um dodo, e mesmo sabendo que ele estava um pouco incomodado de eu saber de que criatura se tratava, ficou evidente que ele me admirava. Era uma sensação muito agradável, e ficava me lembrando disso à noite, na cama, com uma sensação gratificante. Como uma coisa tão pequena pode nos deixar tão felizes, especialmente quando sentimos que a merecemos!</text:p>
      <text:p text:style-name="Text_20_body">Minha primeira mágoa. Ontem ele me evitou e pareceu que desejava que não falasse mais com ele. Não podia acreditar nisso, e pensei que havia algum engano, pois eu adorava ficar com ele, e adorava ouvi-lo falar, e por isso não dava para entender por que sentia tanta antipatia em relação a mim, ainda mais que eu não tinha feito nada. Mas, afinal, essa sensação se confirmou e então decidi ir embora e me sentei sozinha naquele lugar de onde o avistei pela primeira vez naquela manhã em que fomos feitos. Eu não sabia mais o que ele era, e fiquei indiferente; mas o lugar agora estava lúgubre, e cada pequena coisa me fazia lembrar dele, e meu coração estava sofrendo. Eu não sabia muito bem por quê, pois esse era um sentimento novo; não tinha sentido isso antes, e era tudo um mistério que eu não conseguia decifrar.</text:p>
      <text:p text:style-name="Text_20_body">Mas quando a noite chegou eu não suportava mais a solidão e fui ao novo abrigo que ele construiu para perguntar o que eu tinha feito de errado e como eu poderia consertar o erro para novamente receber seu carinho. Mas ele me pôs para fora, na chuva, e essa foi a minha primeira mágoa.</text:p>
      <text:p text:style-name="Text_20_body">Está bem agradável de novo, agora, e estou feliz; mas aqueles foram dias bem pesados, tento evitar pensar neles quando posso.</text:p>
      <text:p text:style-name="Text_20_body">Tentei pegar umas daquelas maçãs para ele, mas não consigo atirar bem. Fracassei, mas acho que a boa intenção o agradou. Elas são proibidas, e ele diz que isso vai me prejudicar, mas, nesse caso, vou me prejudicar por ter tentado agradá-lo. Por que devo me importar com esse tipo de dano?</text:p>
      <text:p text:style-name="Text_20_body">Esta manhã lhe disse meu nome, esperando que ficasse interessado. Mas ele não deu a mínima. É estranho. Se ele me dissesse seu nome, eu me interessaria. Acho que o som do nome dele seria mais agradável no meu ouvido do que qualquer outro som.</text:p>
      <text:p text:style-name="Text_20_body">Ele fala bem pouco. Talvez seja porque não é muito esperto, e como isso o incomoda, tenta disfarçar. É uma pena que ele se sinta assim, porque inteligência não é nada; é no coração que estão os valores. Gostaria de poder fazê-lo entender que um coração amoroso é uma riqueza, mais do que suficiente, e que sem ela o intelecto é pobreza.</text:p>
      <text:p text:style-name="Text_20_body">Embora ele fale tão pouco, ele tem um vocabulário considerável. Esta manhã ele usou uma palavra surpreendentemente boa. Ele, evidentemente, se deu conta disso, pois a usou duas vezes em seguida, de maneira aparentemente casual. Mas eu percebi que era de propósito. Pelo menos demonstrou possuir uma certa percepção. Sem dúvida, essa semente pode germinar, se cultivada.</text:p>
      <text:p text:style-name="Text_20_body">De onde ele conseguiu essa palavra? Eu não acho que a usei anteriormente.</text:p>
      <text:p text:style-name="Text_20_body">Não, ele não mostrou o menor interesse no meu nome. Tentei disfarçar minha decepção, mas acho que não consegui. Saí e me sentei num degrau coberto de barba de pau com meus pés na água. É para onde eu vou quando necessito de companhia, de alguém para olhar, de alguém com quem conversar. Aquele lindo corpo branco pintado na água não é suficiente — mas é melhor que nada; é melhor que a completa solidão. Ele fala quando eu falo; fica triste quando eu fico triste; me conforta com sua compaixão; diz: “Não fique abatida, pobre menina sem amigos”. Esse corpo refletido ali é como uma boa amiga para mim, minha única, é quase como uma irmã.</text:p>
      <text:p text:style-name="Text_20_body">Na vou esquecer nunca, nunca da primeira vez que minha amiga me abandonou. Meu coração estava como chumbo dentro do meu corpo. “Ela era tudo que eu tinha, e agora ela se foi!” Em desespero eu disse “Você parte meu coração; eu não consigo mais suportar esta vida!” e escondi meu rosto em minhas mãos sem encontrar consolo. E quando as retirei, depois de um tempo, ali estava ela novamente, branca, brilhante e bonita, e eu me joguei nos braços dela!</text:p>
      <text:p text:style-name="Text_20_body">Aquilo foi felicidade plena; eu já tinha conhecido a felicidade antes, mas não como dessa vez, que foi como êxtase. Nunca duvidei dela depois disso. Às vezes, ela ficava distante — talvez uma hora, às vezes, o dia inteiro, mas eu esperava e não duvidava; eu dizia, “Ela deve estar ocupada, ou saiu em uma jornada, mas voltará”. E de fato: ela sempre voltava. À noite, se estivesse escuro, ela não voltava, pois era uma criaturinha tímida; mas quando a lua aparecia, ela vinha. Eu não tenho medo da noite, mas ela é mais jovem do que eu; ela nasceu depois de mim. Foram muitas as visitas que lhe fiz; ela é meu consolo e refúgio quando minha vida está difícil — e é isso que ela é.</text:p>
      <text:p text:style-name="Text_20_body">Passei a manhã inteira trabalhando para melhorar a propriedade; e propositalmente fiquei longe dele, na esperança de que se sentiria sozinho e viesse atrás de mim. Mas não veio.</text:p>
      <text:p text:style-name="Text_20_body">Ao meio dia eu dei minhas atividades por encerradas e me entretive saltitando de braços abertos com as abelhas e as borboletas e me divertindo entre as flores, essas maravilhosas criaturas que captam o sorriso de Deus e o preservam! Eu as colhi e as trancei em coroas e guirlandas e me vesti com elas enquanto lanchava — maçãs, obviamente; depois me sentei à sombra, ansiosa, esperando. Mas ele não apareceu.</text:p>
      <text:p text:style-name="Text_20_body">Mas não tem importância. Não teria dado em nada mesmo, pois ele não gosta de flores. Ele as chama de lixo, e não consegue distinguir umas das outras, e acha que ao ser assim é superior. Ele não gosta de mim, não gosta de flores, não gosta da pintura do céu ao anoitecer — será que tem alguma coisa de que ele goste, exceto ficar construindo cabanas onde se enfiar para se proteger da boa e limpa chuva e ficar pegando nos melões e selecionando uvas, para ver como esses frutos estão se desenvolvendo?</text:p>
      <text:p text:style-name="Text_20_body">Eu coloquei um galho seco no chão e tentei fazer um buraco com a ajuda de outro galho, para testar uma ideia. Mas de repente levei um susto. Uma película transparente e azulada surgiu do buraco e larguei tudo e corri! Achei que fosse um espírito e fiquei muito assustada! Mas olhei de volta e ele não estava me seguindo; então me escorei numa pedra e descansei, ofegante e relaxei as minhas pernas até pararem de tremer, aí voltei cuidadosamente, em alerta, olhando e pronta para correr se fosse o caso; e quando cheguei perto, afastei uns galhos de roseiras e espiei — desejando que o homem estivesse perto, pois eu estava muito atraente e bonita — mas o espírito tinha desaparecido. Fui até lá, e tinha um punhado de pó delicado, cor de rosa, no buraco. Coloquei meu dedo nele para sentir a textura, gritei au! e retirei o dedo novamente. A dor foi cruel. Pus meu dedo na boca; e pisando primeiro num pé depois noutro, gemendo, eu momentaneamente aliviei a dor; e então, cheia de interesse, comecei a examinar aquela coisa estranha de novo.</text:p>
      <text:p text:style-name="Text_20_body">Estava curiosa para descobrir o que era esse pó rosa. De repente o nome me ocorreu, embora nunca o tivesse ouvido antes. Era fogo! Impossível de alguém estar mais certo sobre qualquer coisa neste mundo do que eu estava certa disso. Então, sem hesitar, chamei aquilo de fogo.</text:p>
      <text:p text:style-name="Text_20_body">Tinha criado algo que não existia antes; eu acrescentei algo novo aos inúmeros bens desse mundo; me dei conta disso e fiquei orgulhosa da minha invenção, e queria correr e encontrá-lo para falar dela, pensando em subir no seu conceito — mas refleti e acabei não indo. Não— ele não se interessaria. Ele perguntaria para que é que serve, e que poderia eu responder? Já que não era importante para nada, somente pela sua beleza, meramente por sua beleza.</text:p>
      <text:p text:style-name="Text_20_body">E assim suspirei e não fui. Pois não servia para nada; não servia para construir uma cabana, não ajudaria no desenvolvimento dos melões, não apressaria a colheita dos frutos; não tinha utilidade, era pura bobagem e vaidade; ele desprezaria minha invenção e diria palavras rudes. Mas para mim não era algo desprezível;. Então disse, “Oh, fogo, eu te amo, delicada criatura rosa, por ser bela — e isso basta!” e quase a acolhi em meu peito. Mas me detive. É que me veio a outra máxima que criei de cabeça. Mas como era tão parecida com a minha primeira, tive medo que fosse plágio: “O experimento queimado afugenta o fogo”.</text:p>
      <text:p text:style-name="Text_20_body">Me pus a trabalhar novamente e quando tinha feito bastante pó-de-fogo outra vez, despejei-o sobre minha mão coberta com grama seca, com a intenção de assim poder carregá-lo até em casa, para tê-lo e poder brincar; mas um vento soprou e atiçou-o e espalhou-o fortemente em minha direção, e eu o larguei e corri. Quando olhei para trás o espírito azul estava crescendo e se esticando e se espalhando como uma nuvem, e instantaneamente eu pensei em um nome para isso — fumaça! — mas a não ser pelo meu enunciado, nunca tinha ouvido falar em fumaça antes.</text:p>
      <text:p text:style-name="Text_20_body">Logo, labaredas amarelas e vermelhas brilhantes se acendiam por entre a fumaça e imediatamente as batizei de chamas, e eu estava certa de que eram chamas apesar de serem as primeiras que surgiram no mundo. Elas subiram pelas árvores e flamejavam esplendidamente para dentro e para fora daquele vasto e cambaleante volume de fumaça, e eu tive que aplaudir e rir e dançar em meu êxtase, era tudo tão novo e estranho e tão maravilhoso e belo!</text:p>
      <text:p text:style-name="Text_20_body">Ele veio correndo, parou e olhou, e não disse nada por vários minutos. Aí perguntou o que era. Ah, foi lamentável ele ter feito essa pergunta de forma tão direta. Eu tive de responder, claro, e respondi do mesmo jeito. Disse que era fogo. Se ele se incomodou por eu saber e ele ter de perguntar, não era culpa minha; eu não tinha a menor intenção de aborrecê-lo. Depois de uma pausa ele perguntou:</text:p>
      <text:p text:style-name="Text_20_body">“Como foi que apareceu?”</text:p>
      <text:p text:style-name="Text_20_body">Outra pergunta direta, e também tive de dar uma resposta direta.</text:p>
      <text:p text:style-name="Text_20_body">“Eu que inventei”.</text:p>
      <text:p text:style-name="Text_20_body">O fogo estava se espalhando cada vez mais longe. Ele foi até a beira do lugar que estava em chamas e, olhando para baixo, disse:</text:p>
      <text:p text:style-name="Text_20_body">“E o que é isso?”</text:p>
      <text:p text:style-name="Text_20_body">“São pedaços de carvão”.</text:p>
      <text:p text:style-name="Text_20_body">Pegou um para examinar, mas mudou de ideia e o colocou de volta no chão. E aí foi embora. Nada o interessa.</text:p>
      <text:p text:style-name="Text_20_body">Mas eu estava interessada. Havia cinzas — de uma cor meio cinza e suave, delicadas e bonitas — e de imediato eu sabia o que elas eram. E as brasas; eu conhecia as brasas também. Achei minhas maçãs e as ajuntei, e estava contente, porque ainda sou muito jovem e meu apetite é ativo. Mas fiquei frustrada, elas tinham estourado e estavam podres. Aparentemente podres; mas na verdade não estavam; estavam até melhores do que as cruas. O fogo é lindo; algum dia ainda vai ser útil, acho.</text:p>
      <text:p text:style-name="Text_20_body">Sexta-feira o vi novamente, por alguns instantes; na segunda-feira passada, ao anoitecer, mas somente por um momento. Esperava que ele fosse me elogiar por tentar melhorar a propriedade, pois minhas intenções eram as melhores e tinha me esforçado muito. Mas ele não estava satisfeito, deu meia volta e me deixou. Ele também estava chateado por outra razão; eu tentei mais uma vez persuadi-lo a parar de atravessar as Cataratas. Isso porque o fogo me revelou uma nova paixão — bastante nova, e distintamente diferente do amor, da tristeza, e desses outros sentimentos que eu já tinha descoberto — medo. E era horrível! — quisera nunca tê-lo descoberto, me traz momentos obscuros, estraga a minha felicidade, me faz arrepiar, tremer, estremecer. Mas não consegui dissuadi-lo, pois ainda não descobrira o medo, e assim não tinha como me entender.</text:p>
      <text:h text:style-name="Heading_20_2" text:outline-level="2">Fragmento do diário de Adão</text:h>
      <text:p text:style-name="First_20_paragraph">Talvez deva lembrar que ela é muito jovem, apenas uma menina, e tenho de fazer concessões. Ela é puro interesse. Curiosidade, vivacidade. O mundo para ela é um charme, um milagre, um mistério, uma alegria. Ela não consegue falar por pura alegria quando encontra uma nova flor; ela tem que passar a mão, acariciar, cheirar e falar com ela, e despejar nomes carinhosos sobre elas. E é louca por cores; pedras marrons, areia amarela, barba de pau cinza, folhagem verde, céu azul, a pérola da madrugada, as sombras purpúreas nas montanhas, as douradas ilhas flutuantes em mares escarlates ao pôr do sol, a pálida lua velejando através de uma camada retalhada de nuvens, as joias estrelares brilhando nas imensidões de espaço — nenhuma delas com qualquer valor prático, pelo que eu consegui ver, mas porque têm cores e majestade, isso para ela é o suficiente, e perde a cabeça por elas. Se ela conseguisse se acalmar e ficar quieta por pelo menos uns dois minutos de cada vez, seria um espetáculo repousante. Nessa situação, eu acho que poderia apreciá-la, na verdade, acho que realmente poderia, pois estou começando a me dar conta que ela é uma graça de criatura — flexível, esbelta, curvilínea, bem formada, ágil e, certa vez, quando estava parada, feito estátua de mármore branco e encharcada de sol sobre um rochedo, com sua jovem cabeça inclinada para trás e suas mãos protegendo seus olhos, olhando o voo de um pássaro no céu, me dei conta de que era bela.</text:p>
      <text:p text:style-name="Text_20_body">Se tiver alguma coisa no planeta em que ela não estiver interessada, eu não consigo lembrar o que seja. Há animais aos quais sou indiferente, mas não ela. Não faz discriminação, ela aceita todos; pensa que todos são tesouros, cada novo animal é bem-vindo.</text:p>
      <text:p text:style-name="Text_20_body">Quando o poderoso brontossauro veio lentamente caminhando até chegar na clareira, ela o considerou uma aquisição para a propriedade. Eu o considerei uma calamidade. E isto é uma boa prova de que não há harmonia na nossa visão das coisas. Ela acreditava que conseguiria domesticá-lo; eu queria considerá-lo apenas como um novo bem da propriedade, mas quis me mudar de lá. Já ela achava que poderia amansá-lo por meio de um treinamento e fazer dele um animal doméstico; eu disse que um bichinho de mais de seis metros de altura e um pouco mais de 25 metros de comprimento não seria algo apropriado para se ter num lugar assim, pois mesmo nas melhores das intenções, e sem querer mal a ninguém, ele poderia se sentar sobre a casa e esmagá-la, porque só de observar os olhos dele é possível ver que é meio distraído. Mesmo assim o coração dela estava inclinado a ficar com aquele monstro, ela não abriria mão dele nunca. Ela achou que poderíamos começar um laticínio com ele, e queria que eu a ajudasse a tirar leite; mas eu não faria isso, era muito arriscado. O sexo não parecia ser o certo, e além do mais não tínhamos uma escada. Então ela quis montá-lo, e apreciar o cenário. Uns dez a doze metros só de cauda arrastando pelo chão, como uma árvore caída, e ela achava que podia subir nele, mas estava errada; quando chegou na parte mais íngreme, que era bastante lisa, escorregou, e teria se machucado se não fosse por mim.</text:p>
      <text:p text:style-name="Text_20_body">Ela estava satisfeita agora? Não. Nada nunca a satisfaz, exceto as evidências; teorias não testadas estão fora de questão, e não as aceita. É esse o espírito certo, reconheço, me atrai, sinto a sua influência, e se ficasse mais com ela, acho que investigaria também. Bom, ela tinha mais uma teoria sobre esse colosso: ela achava que se nós conseguíssemos domesticá-lo, e torná-lo dócil, poderíamos colocá-lo no meio do rio e utilizá-lo como ponte. A verdade é que ele já era bastante manso — pelo menos no que diz respeito a ela — e assim foi que testou a teoria, mas fracassou: toda vez que o colocava na posição certa no rio, e ia até a beira para tentar atravessar por ele, ele vinha atrás e a seguia, como se fosse uma montanha de estimação. Como os outros animais. Todos eles fazem isso.</text:p>
      <text:h text:style-name="Heading_20_2" text:outline-level="2">Fragmento do diário de Eva</text:h>
      <text:p text:style-name="First_20_paragraph">Terça… quarta… quinta… e hoje: todos esses dias sem vê-lo. É bastante tempo para se ficar sozinha; mas é melhor ficar sozinha do que não ser bem-vinda.</text:p>
      <text:p text:style-name="Text_20_body">Eu precisava de companhia — fui feita para isso, acho — e assim fui fazendo amizade com os animais. Eles são simplesmente charmosos, com boa disposição e bons modos; eles nunca estão de cara amarrada; eles nunca nos fazem sentir como intrusos, eles sorriem e balançam a cauda, quando têm uma, e estão sempre prontos para brincar ou fazer um passeio, ou qualquer coisa que a gente propuser. Eu acho que são verdadeiros cavalheiros. Todos esses dias nos divertimos muito e não me senti sozinha, jamais. Solitária? Não, não posso dizer isso. Pois sempre tem um bando deles ao meu redor — às vezes, quatro ou cinco acres cheios — não dá para contá-los; e quando a gente fica parado numa rocha, olhando por cima dessa vastidão peluda, tão estampada e alegre e feliz, com cores e reflexos vivazes e brilhante de sol, ondulada de listras, dava para pensar que era um lago, mas sabemos que não é; e há tempestades de pássaros sociáveis, e furacões de asas zunindo; e quando o sol paira sobre aquela comoção de penas, se tem um avivamento de todas as cores imagináveis, suficiente para cegar seus olhos.</text:p>
      <text:p text:style-name="Text_20_body">Fizemos longas excursões, e eu vi uma boa parte da terra; quase tudo, eu acho; e assim, sou a primeira viajante, e a única. Quando estamos em marcha, o cenário é impositivo — não há nada igual em lugar nenhum. Para o meu conforto, monto num tigre ou num leopardo, porque são suaves e têm as costas curvadas e me encaixo, e porque são animais bonitos, mas para distâncias longas e paisagens, eu monto num elefante. Ele me levanta com a sua tromba. Descer eu consigo sozinha; quando estamos prontos para acampar ele se senta e deslizo pelas suas costas.</text:p>
      <text:p text:style-name="Text_20_body">Os animais e pássaros são todos muito simpáticos uns com os outros, e não há disputas sobre coisa alguma. Eles todos falam, e todos falam comigo, mas deve ser numa língua estrangeira, pois não consigo entender uma palavra sequer do que dizem; mas eles em geral me entendem quando respondo, particularmente o cachorro e o elefante. Isso me envergonha. É uma demonstração de que são mais espertos do que eu, e portanto, meus superiores. Me incomoda, pois quero ser o experimento principal — e é isso que pretendo.</text:p>
      <text:p text:style-name="Text_20_body">Aprendi uma quantidade de coisas. Sou instruída, mas no começo não sabia nada. Era totalmente ignorante. No princípio isso me vexava porque, apesar de todo o tempo que ficava observando, eu nunca estava por perto quando a água subia de volta pelas cataratas. Mas agora não me importo mais. Fiz experiências e mais experiências, e finalmente eu descobri porque que a água não subia. Ela subia, sim, mas só à noite. Por isso é que o lago nunca seca, o que ocorreria, claro, se durante a noite a água não subisse. O melhor é sempre testar as coisas por meio de experimentos; aí é que se aprende; enquanto que se você depende só da adivinhação, da suposição e da conjetura, você nunca será uma pessoa instruída.</text:p>
      <text:p text:style-name="Text_20_body">Algumas coisas não têm como descobrir; mas você nunca saberá que não pode somente pela adivinhação ou suposição; não, você deve ser paciente e continuar fazendo experiências, até que descubra que não tem como descobrir. E aí que está o prazer, isso faz o mundo mais interessante. Se não houvesse nada para descobrir, seria chato. Até mesmo ficar tentando e não descobrir nada é tão interessante quanto tentar e descobrir, e talvez até mais. O segredo das águas era um tesouro até que entendi; e aí a euforia se foi, e tive uma sensação de perda.</text:p>
      <text:p text:style-name="Text_20_body">Por meio de experimentos sei que a madeira nada, assim como as folhas secas e as penas, e muitas outras coisas; desse modo, por meio de evidência cumulativa se sabe que pedras também nadam; mas você tem que aceitar simplesmente que sabe, pois não há maneira de comprová-lo — até agora. Mas encontrarei uma forma — e então aquele prazer desaparecerá. Essas coisas me deixam triste, pois aos poucos, quando tiver descoberto tudo, não haverá mais euforia, e eu adoro euforias! Uma noite dessas só de pensar nisso não consegui dormir.</text:p>
      <text:p text:style-name="Text_20_body">No começo não conseguia entender para que eu tinha sido feita, mas agora eu acho que foi para buscar os segredos deste maravilhoso mundo e ser feliz, e agradecer ao Criador por ter feito isso tudo. Acho que ainda há muito para aprender — assim espero; e indo devagar, e sem apressar muito, eu acho que vai durar várias semanas. Assim espero. Quando você joga uma pena no ar, ela veleja pelo ar e desaparece de vista; aí você joga um torrão de barro, e ele não desaparece. Ele cai, toda vez. Eu testei várias vezes e foi sempre assim. Me pergunto por quê? É claro que não cai, mas parece que cai. Imagino que seja ilusão de ótica. Uma das duas é. Não sei qual. Talvez seja a pena, talvez o torrão. Não consigo comprovar qual dos dois, eu só consigo demonstrar que um dos dois é falso, e deixo a pessoa fazer sua escolha.</text:p>
      <text:p text:style-name="Text_20_body">Por meio da observação eu sei que as estrelas não vão durar. Eu vi algumas das melhores se derreterem e escorregarem do céu. Se uma pode derreter, e possível que as outras também derretam na mesma noite. Essa tristeza virá — eu sei disso. Decidi que vou ficar olhando para elas todas as noites até cair no sono; e vou fixar aqueles campos cintilantes na minha memória para que, aos poucos, quando tiverem sido retiradas, eu possa devolver aquela miríade linda de estrelas ao negro céu e fazê-las brilhar novamente, pois com as minhas lagrimas embaçando minha visão, tudo fica duplo.</text:p>
      <text:h text:style-name="Heading_20_2" text:outline-level="2">Depois da queda</text:h>
      <text:p text:style-name="First_20_paragraph">Quando olho para trás, o Jardim é um sonho para mim. Ele era bonito, excessivamente bonito, encantadoramente bonito; e agora está perdido, e eu nunca mais o verei.</text:p>
      <text:p text:style-name="Text_20_body">O Jardim está perdido, mas eu o achei, e estou feliz. Ele me ama do jeito dele; eu o amo com todas as forças da minha natureza passional, e isso, acho, está de acordo com minha juventude e sexo. Se pergunto por que o amo, eu descubro que não sei, e que realmente não me importo muito em saber; então, suponho que esse tipo de amor não seja um produto da razão ou da estatística, como nosso amor pelos répteis e animais. Acho que tem que ser assim. Amo alguns pássaros pelo seu canto; mas não amo o Adão por causa do seu canto — não, não é isso; quanto mais ele canta, menos eu me conformo. Ainda assim, peço que cante, porque desejo aprender a gostar de tudo que o interessa. Tenho certeza que consigo aprender, pois no início eu não aguentava, mas agora sim. Pode azedar o leite, mas não me importa, eu consigo me acostumar a tomá-lo assim mesmo.</text:p>
      <text:p text:style-name="Text_20_body">Não é por causa da sua inteligência que o amo — não, não é. Não é ele o culpado da sua pouca inteligência, pois não foi ele quem a fez; ele é como Deus o criou. E isso basta. Havia um sábio propósito nisso, tenho certeza. Aos poucos ela vai desenvolver, e sei que não vai ser de repente; além do mais, não há pressa, ele está bem do jeito que é.</text:p>
      <text:p text:style-name="Text_20_body">Não é por causa do seu modo cortês e atencioso e por sua delicadeza que eu o amo. Ele carece nesses quesitos, mas é bom o suficiente assim como é, e está melhorando.</text:p>
      <text:p text:style-name="Text_20_body">Não é por causa da sua habilidade que o amo — não, não é. Acho que tem essa qualidade dentro de si, e não sei por que o esconde de mim. É a minha única dor. No mais, ele é franco e aberto comigo, agora. Tenho certeza que não me esconde nada, exceto isso. Fico magoada quando ele guarda um segredo de mim, e às vezes perturba o meu sono ficar matutando, mas vou tirar isso da cabeça; não vai mais atrapalhar minha felicidade, que no mais é plena e transbordante.</text:p>
      <text:p text:style-name="Text_20_body">Não é por causa da sua educação que o amo — não, não é. Ele é autodidata, e de fato sabe uma enormidade de coisas, mas não tantas assim.</text:p>
      <text:p text:style-name="Text_20_body">Não é por causa do seu cavalheirismo que o amo — não, não é. Ele me dedurou, mas não o culpo; é uma peculiaridade do sexo, eu acho, e ele não escolheu seu sexo. É claro que eu não o deduraria, eu teria morrido antes, mas é uma peculiaridade do sexo, também, e não posso receber crédito por isso, porque também não escolhi o meu.</text:p>
      <text:p text:style-name="Text_20_body">Então, por que é que o amo? Meramente porque ele é masculino, eu acho.</text:p>
      <text:p text:style-name="Text_20_body">No fundo ele é bom, e o amo por isso, mas também o amaria sem isso. Se ele me batesse e abusasse de mim, continuaria amando-o. Eu sei. É uma questão de sexo, eu acho.</text:p>
      <text:p text:style-name="Text_20_body">Ele é forte e bonito, e o amo por isso, o admiro e me orgulho dele, mas o amaria mesmo sem essas qualidades. Se ele fosse simples, o amaria do mesmo jeito; se ele estivesse meio acabado, o amaria também, e eu trabalharia por ele, me mataria trabalhando por ele, e rezaria por ele, e o velaria ao pé da cama até que eu morresse.</text:p>
      <text:p text:style-name="Text_20_body">Sim, eu acho que o amo meramente porque ele é meu e por ser masculino. Não há outra razão, suponho. E assim, acho que é como disse no início: que esse tipo de amor não é produto da razão e da estatística. Ele simplesmente surge — não se sabe de onde — e não pode ser explicado. E nem precisa.</text:p>
      <text:p text:style-name="Text_20_body">É o que eu acho. Mas eu sou apenas uma menina, e a primeira que examinou essa questão, e pode ser que na minha ignorância e inexperiência eu tenha me enganado.</text:p>
      <text:h text:style-name="Heading_20_2" text:outline-level="2">Quarenta anos depois</text:h>
      <text:p text:style-name="First_20_paragraph">É a minha prece, meu desejo, que possamos passar desta vida juntos — um desejo que nunca deverá esvaecer desta terra, mas que deverá ter lugar dentro do coração de cada esposa que ama, até o fim dos tempos; e deverá ser chamado pelo meu nome.</text:p>
      <text:p text:style-name="Text_20_body">Mas se um de nós tiver de ir antes, eu rogo que seja eu; pois ele é forte, eu sou fraca, eu não sou necessária para ele como ele é necessário para mim — a vida sem ele não seria vida; como poderia aguentar? Esta oração também é imortal, e não deixará de ser feita enquanto minha raça continuar. Eu sou a primeira esposa; e na última das esposas eu serei perpetuada.</text:p>
      <text:h text:style-name="Heading_20_2" text:outline-level="2">No túmulo de Eva</text:h>
      <text:p text:style-name="First_20_paragraph">“Onde quer que ela estivesse, lá estava o Éden.”<text:line-break/> <text:span text:style-name="T92">Adão</text:span><text:line-break/></text:p>
      <text:p text:style-name="Text_20_body"><text:span text:style-name="T93">fim</text:span></text:p>
      <text:h text:style-name="Heading_20_1" text:outline-level="1">Passagens dodiário de Satã</text:h>
      <text:p text:style-name="First_20_paragraph"><text:span text:style-name="T94">Muitos</text:span><text:span text:style-name="T95"> </text:span><text:span text:style-name="T96">anos</text:span><text:span text:style-name="T97"> </text:span><text:span text:style-name="T98">atrás,</text:span> eu estava entre arbustos, perto da Árvore do Conhecimento, quando o Homem e a Mulher ali chegaram e tiveram uma conversa. Também desta vez estive presente, quando voltaram, depois de tantos anos. Eram como antes — apenas um menino e uma menina; elegantes, curvilíneos, esbeltos, flexíveis — brancos como a neve, levemente enrubescidos pela cor rosa do céu, inocentemente inconscientes de sua nudez, graciosos de ver; belos, além das palavras.</text:p>
      <text:p text:style-name="Text_20_body">Novamente ouvi a conversa. Como da outra vez, eles quebravam a cabeça para entender aquelas palavras: “bem”, “mal”, “morte”, e tentavam decifrar seu significado; mas não eram capazes disso, claro. Adão disse:</text:p>
      <text:p text:style-name="Text_20_body">“Venha, talvez a gente consiga encontrar Satã. Ele deve entender dessas coisas.”</text:p>
      <text:p text:style-name="Text_20_body">Então eu me aproximei, e enquanto olhava para Eva, admirando-a, disse:</text:p>
      <text:p text:style-name="Text_20_body">“Você nunca me viu antes, doce criatura, mas eu já. Conheço todos os animais; em termos de beleza, ninguém se iguala a você. Seu cabelo, seus olhos, seu rosto, os tons da sua pele, sua forma, o charme dos seus brancos membros afilados — tudo belo, adorável, perfeito.”</text:p>
      <text:p text:style-name="Text_20_body">Isso a agradou, e ela se olhou, esticando um pé e uma mão para poder admirá-los; e então, inocentemente disse:</text:p>
      <text:p text:style-name="Text_20_body">“É um prazer poder ser tão bela. E Adão… é assim também.”</text:p>
      <text:p text:style-name="Text_20_body">Ela o fez dar uma volta para lá e para cá, para exibi-lo, com um orgulho tão sem malícia nos olhos azuis; e ele… considerou isso tão normal, e estava tão inocentemente feliz, que disse: “Quando estou com flores na cabeça, fico ainda mais bonito”.</text:p>
      <text:p text:style-name="Text_20_body">Eva confirmou: “É verdade — você vai ver”, e correu para lá e para cá, como uma borboleta, e colheu flores, e em pouco tempo trançou as flores em uma guirlanda e colocou sobre a cabeça dele; então, na ponta dos pés, ajeitou aqui e ali, com seus dedos ágeis, a cada toque ganhando em graça e forma; ninguém sabe como nem por quê, mas há nisso alguma lei cuja arte e segredo apenas ela domina, sem que ninguém possa aprender; e, quando finalmente ficou como queria, ela bateu palmas de satisfação, e esticando-se o beijou — uma visão tão linda, no conjunto, eu nunca tinha visto nada assim.</text:p>
      <text:p text:style-name="Text_20_body">De volta ao que interessa no momento, o significado dessas palavras… Será que devo dizer?</text:p>
      <text:p text:style-name="Text_20_body">Certamente ninguém mais do que eu gostaria de revelar, mas como faria isso? Não conseguia pensar em uma maneira de fazê-la entender, e lhe disse isso, e então falei:</text:p>
      <text:p text:style-name="Text_20_body">“Tentarei, mas não sei se vai adiantar. Por exemplo, o que é dor?”</text:p>
      <text:p text:style-name="Text_20_body">“Dor? Não sei.”</text:p>
      <text:p text:style-name="Text_20_body">“Claro que não. Como poderia? Não existe dor em seu mundo; a dor é impossível para você, que nunca experimentou a dor física. Reduzindo a uma fórmula, a um princípio, o que teremos?”</text:p>
      <text:p text:style-name="Text_20_body">“O que teremos?”</text:p>
      <text:p text:style-name="Text_20_body">“Isto: coisas que estão fora do nosso âmbito — do nosso mundo particular — coisas que por nossa constituição e habilidades não somos capazes de ver, sentir ou vivenciar — <text:span text:style-name="T99">não</text:span><text:span text:style-name="T100"> </text:span><text:span text:style-name="T101">podem</text:span><text:span text:style-name="T102"> </text:span><text:span text:style-name="T103">ser</text:span><text:span text:style-name="T104"> </text:span><text:span text:style-name="T105">entendidas</text:span><text:span text:style-name="T106"> </text:span><text:span text:style-name="T107">por</text:span><text:span text:style-name="T108"> </text:span><text:span text:style-name="T109">meio</text:span><text:span text:style-name="T110"> </text:span><text:span text:style-name="T111">de</text:span><text:span text:style-name="T112"> </text:span><text:span text:style-name="T113">palavras</text:span>. Em resumo, é isso. É um princípio, é axiomático, é uma <text:span text:style-name="T114">lei</text:span>. Entende agora?</text:p>
      <text:p text:style-name="Text_20_body">A delicada criatura parecia confusa, e depois de tudo que eu disse fez esta vaga observação:</text:p>
      <text:p text:style-name="Text_20_body">“O que quer dizer ‘axiomático’?”</text:p>
      <text:p text:style-name="Text_20_body">“Ela perdeu o <text:span text:style-name="T115">x</text:span> da questão. É claro que perderia. Mas seu esforço significava meu sucesso, pois era a confirmação nítida da verdade do que eu vinha tentando explicar. ‘Axiomático’ era, naquele momento, uma coisa fora do âmbito de sua experiência, por isso não tinha significado para ela. Ignorei a pergunta e continuei:</text:p>
      <text:p text:style-name="Text_20_body">“O que é o medo?”</text:p>
      <text:p text:style-name="Text_20_body">“Medo? Não sei.”</text:p>
      <text:p text:style-name="Text_20_body">“Claro que não. Como saberia? Você nunca sentiu isso, e não pode sentir se não pertence ao seu mundo. Nem com centenas de milhares de palavras eu conseguiria fazer você entender o que é o medo. Como, então, explicar a morte? Você nunca a viu, é estranha ao seu mundo; fica impossível fazer a palavra significar algo para você, pelo menos a meu ver. De certa forma, é como um sono…”</text:p>
      <text:p text:style-name="Text_20_body">“Ah, isso eu sei o que é!”</text:p>
      <text:p text:style-name="Text_20_body">“Mas é sono só de certo modo, como eu disse. Na verdade é mais do que um sono.”</text:p>
      <text:p text:style-name="Text_20_body">“O sono é agradável, o sono é adorável.”</text:p>
      <text:p text:style-name="Text_20_body">“É, mas a morte é um sono <text:span text:style-name="T116">longo</text:span>, muito longo.”</text:p>
      <text:p text:style-name="Text_20_body">“Melhor ainda. Então, não pode haver nada mais agradável que a morte.”</text:p>
      <text:p text:style-name="Text_20_body">Pensei comigo: ``Pobrezinha, um dia saberá que verdade patética acabou de dizer; algum dia você talvez dirá, de coração partido: ‘Venha até mim, oh, morte, a compadecida! Faça-me mergulhar em seu misericordioso esquecimento, oh refúgio dos tristes, amiga dos desamparados e desconsolados!’”. Então eu disse em voz alta: “Mas esse sono é eterno”.</text:p>
      <text:p text:style-name="Text_20_body">A palavra entrou por um ouvido e saiu pelo outro. Não tinha como ser diferente.</text:p>
      <text:p text:style-name="Text_20_body">“Eterno? O que quer dizer ‘eterno’?”</text:p>
      <text:p text:style-name="Text_20_body">“Ah, esse é mais um conceito que não existe no seu mundo, ainda não. Não há como lhe explicar isso.”</text:p>
      <text:p text:style-name="Text_20_body">Era um caso sem esperança. Palavras referindo-se a coisas alheias a sua vivência eram como uma língua estrangeira para ela, sem nenhum significado. Ela era como um bebê cuja mãe diz: “Não coloque o dedo na chama da vela, você vai se queimar”. “Queimar” é uma palavra estrangeira para o bebê e não vai deixá-lo com medo até que a experiência revele o sentido. É perda de tempo a mãe fazer um comentário desse, o bebê continuará brincando sorridente, e colocará o dedo na linda chama… <text:span text:style-name="T117">uma</text:span><text:span text:style-name="T118"> </text:span><text:span text:style-name="T119">vez</text:span>. Depois dessas reflexões, que guardei só para mim, disse outra vez que achava que não conseguiria fazê-la entender o significado da palavra “eterno”. Ela ficou em silêncio por alguns momentos, remoendo essas questões profundas no motorzinho ainda virgem que era sua mente; então desistiu do quebra-cabeça e mudou de assunto:</text:p>
      <text:p text:style-name="Text_20_body">“Bom, há ainda estas outras palavras. O que é o bem? E o que é o mal?”</text:p>
      <text:p text:style-name="Text_20_body">“Aí está, mais uma dificuldade. Esses conceitos também são alheios ao seu mundo. Existem apenas no reino da moralidade. Você não tem moral.”</text:p>
      <text:p text:style-name="Text_20_body">“O que é moral?”</text:p>
      <text:p text:style-name="Text_20_body">“É um sistema de leis que distingue entre o certo e o errado; moral ou imoral. Essas coisas não existem para você. Eu não sei se consigo explicar, você não entenderia.”</text:p>
      <text:p text:style-name="Text_20_body">“Mas tente.”</text:p>
      <text:p text:style-name="Text_20_body">“Bom, obediência à autoridade constituída é uma lei moral. Suponha que Adão a proibisse de colocar seu filho no rio e deixá-lo lá a noite toda… você o deixaria lá?”</text:p>
      <text:p text:style-name="Text_20_body">Ela respondeu com uma simplicidade tão amável e inocente:</text:p>
      <text:p text:style-name="Text_20_body">“Claro que sim, se quisesse.”</text:p>
      <text:p text:style-name="Text_20_body">“Bom, como eu disse, você não teria como saber; você não tem noção de dever, ordens, obediência… essas coisas não significam nada para você. No seu estado atual, você não é responsável por nada do que faz, diz ou pensa. É impossível que faça algo errado, pois você não tem noção do que é certo e errado mais do que os outros animais. Você e eles só podem fazer o que é certo, o que quer que façam será sempre certo e inocente. Essa é uma condição divina, a mais sublime e pura condição tanto na terra como no céu. É o dom dos anjos. Os anjos são completamente puros e sem pecado, pois não distinguem o certo do errado, e todos os seus atos são irrepreensíveis. Ninguém pode fazer algo errado se não sabe distinguir <text:span text:style-name="T120">entre</text:span> o certo e o errado.”</text:p>
      <text:p text:style-name="Text_20_body">“E tem alguma vantagem em saber?”</text:p>
      <text:p text:style-name="Text_20_body">“Vantagem nenhuma! Esse conhecimento seria como tirar dos anjos tudo o que é mais divino, mais angelical, o que os degradaria de maneira imensurável.”</text:p>
      <text:p text:style-name="Text_20_body">“E existem pessoas que sabem a diferença entre o certo e o errado?”</text:p>
      <text:p text:style-name="Text_20_body">“Não no… bem, não no céu.”</text:p>
      <text:p text:style-name="Text_20_body">“O que traz esse conhecimento?”</text:p>
      <text:p text:style-name="Text_20_body">“O senso moral.”</text:p>
      <text:p text:style-name="Text_20_body">“O que é isso?”</text:p>
      <text:p text:style-name="Text_20_body">“Bom… não importa. Agradeça por não saber do que se trata.”</text:p>
      <text:p text:style-name="Text_20_body">“Por quê?”</text:p>
      <text:p text:style-name="Text_20_body">“Porque é uma degradação, um desastre. Sem ele, <text:span text:style-name="T121">não</text:span><text:span text:style-name="T122"> </text:span><text:span text:style-name="T123">dá</text:span> para errar; com ele, dá. Por isso, ele só tem uma função, só uma — a de ensinar a <text:span text:style-name="T124">errar</text:span>. Não tem nenhuma outra função. Foi ele que inventou o erro; o erro simplesmente não existe até que o senso moral o faça existir.”</text:p>
      <text:p text:style-name="Text_20_body">“Como se adquire esse senso moral?”</text:p>
      <text:p text:style-name="Text_20_body">``Comendo da fruta desta árvore, aqui. Mas por que você quer saber? Gostaria de ter senso moral?</text:p>
      <text:p text:style-name="Text_20_body">Ela se voltou, desejosa, para Adão:</text:p>
      <text:p text:style-name="Text_20_body">“Você gostaria de ter?”</text:p>
      <text:p text:style-name="Text_20_body">Ele não mostrou nenhum interesse particular, disse apenas:</text:p>
      <text:p text:style-name="Text_20_body">“Sou indiferente. Não entendi nada dessa conversa, mas se você quiser podemos comer a fruta, não vejo por que não.”</text:p>
      <text:p text:style-name="Text_20_body">Pobres criaturas ignorantes, a ordem de se absterem de comer da fruta não significou nada para eles; eram apenas crianças, e não podiam entender coisas não provadas e abstrações verbais que representavam coisas alheias a seu pequeno mundo e a suas parcas experiências. Eva esticou-se para alcançar uma maçã! Adeus Éden e seus prazeres sem pecado; bem-vindos pobreza e dor, fome e frio e sofrimento, privação, lágrimas e vergonha, inveja, disputas, malícia e desonra, idade, cansaço, remorso; e a seguir, desespero e orações para livrar-se da morte, sem suspeitar que os portões do inferno se abrem mais adiante! Ela experimentou — e a fruta caiu de sua mão.</text:p>
      <text:p text:style-name="Text_20_body">Foi triste. Ela parecia alguém que acaba de acordar lento e confuso de um sono profundo. Olhou para mim meio perturbada, sem entender, então olhou para Adão, segurando aquele seu véu de longos cabelos dourados para trás com as mãos, até que seu olhar inquisidor caiu sobre a própria nudez. O sangue rubro subiu-lhe às faces, ela se escondeu atrás de um arbusto e ficou lá, chorando:</text:p>
      <text:p text:style-name="Text_20_body">“Oh, minha modéstia se foi, minhas formas inofensivas Tornaram-se uma vergonha — minha mente era pura e limpa; pela primeira vez maculei-a com um pensamento sujo!” Ela gemia e murmurava em sua dor, e deixou a cabeça pender, dizendo: “Estou degradada, caí tão baixo, nunca conseguirei me reerguer”.</text:p>
      <text:p text:style-name="Text_20_body">Os olhos de Adão fixos nela mostravam um assombro sonolento; ele não conseguia entender o que tinha acontecido, já que isso acontecia fora do seu mundo; as palavras dela não faziam o menor sentido para quem ainda não tinha senso moral. E esse assombro só aumentou, pois, sem que ela se desse conta, seus cem anos de vida se apoderaram dela e fizeram seus olhos divinos e os matizes de suas carnes frescas desbotarem, os cabelos ficaram grisalhos, a boca e os olhos ganharam vincos, sua forma encolheu, e o lustre acetinado de sua pele desapareceu.</text:p>
      <text:p text:style-name="Text_20_body">Tudo isso o inocente menino presenciou; então, fiel e corajoso, ele pegou a maçã e provou; não disse nada.</text:p>
      <text:p text:style-name="Text_20_body">As mudanças caíram sobre ele também. Ele juntou ramos suficientes para ambos cobrirem suas vergonhas; deram meia-volta e seguiram seu caminho, de mãos dadas, curvados pela idade, e assim saíram de cena.</text:p>
      <text:h text:style-name="Heading_20_1" text:outline-level="1">Autobiografia de Eva</text:h>
      <text:p text:style-name="First_20_paragraph">Começarei por algumas passagens do meu diário.</text:p>
      <text:p text:style-name="Text_20_body"><text:span text:style-name="T125">Diário</text:span><text:span text:style-name="T126"> </text:span><text:span text:style-name="T127">de</text:span><text:span text:style-name="T128"> </text:span><text:span text:style-name="T129">Eva</text:span></text:p>
      <text:p text:style-name="Text_20_body">Quem sou eu? O que sou? Onde estou?</text:p>
      <text:p text:style-name="Text_20_body">Estas perguntas continuam sem resposta. Não tem importância; deixa para lá.</text:p>
      <text:p text:style-name="Text_20_body">Que solidão. Que monotonia. Um verdadeiro tédio. Os pássaros e os tigres e as coisas são companhia agradável, eles me amam e eu os amo, mas ultimamente, aqui, eles parecem de algum modo insuficientes. Falta algo, não sei o quê.</text:p>
      <text:p text:style-name="Text_20_body">Se ao menos eles pudessem ver como sou bonita, bem roliça e macia, e como os meus membros têm formas delicadas. É possível que eles vejam; às vezes penso que sim; mas só olham, eles não <text:span text:style-name="T130">dizem</text:span> — pelo menos não numa língua que eu entenda.</text:p>
      <text:p text:style-name="Text_20_body">Começo a ter certeza de que é isso que falta — ouvir isso <text:span text:style-name="T131">dito</text:span>.</text:p>
      <text:p text:style-name="Text_20_body">Nada se compara à beleza do reflexo do meu corpo branco e esguio no lago, quando fico ali na beira, me inclino e deixo meus cabelos loiros penderem no ar. Ontem, o leopardo me encarou como que extasiado; corei de prazer; meus olhos queimaram num fogo úmido, e eu poderia tê-lo abraçado — mas ele não <text:span text:style-name="T132">disse</text:span> nada de sua admiração. Estava tão ansiosa por isso!</text:p>
      <text:p text:style-name="Text_20_body">Então ele se voltou e viu outro leopardo, e seus olhos flamejaram de receptividade, e ele disse algo que não entendi e então avançou impaciente, e os dois adentraram a floresta lado a lado, afagando um ao outro. Isso me fez chorar de rancor. Vou dar uma sova nesse outro leopardo.</text:p>
      <text:p text:style-name="Text_20_body">Há alguma coisa errada, com certeza — pelo menos um desvio do usual; pode ser o destino, pode ser apenas acidental — seja como for, o fato é que todas as outras criaturas têm companheiros, eu não. Sou a única sozinha. Há dois leopardos, dois mastodontes, dois megatérios, dois pterodáctilos, dois tigres, dois leões, dois elefantes, dois de todas as coisas — e eu sem ninguém. Isso não pode ser natural; sem dúvida não era para ser assim. O que foi que eu fiz? Não fiz nada. Não merecia esse desgosto, essa vergonha, esse constrangimento.</text:p>
      <text:p text:style-name="Text_20_body">Pois isso <text:span text:style-name="T133">é</text:span> um constrangimento. Antes nem tanto, mas desde que pensei nisso ontem me sinto como se todos os olhos estivessem voltados para mim, furtivos, inquisidores, e isso me faz sentir tímida e infeliz.</text:p>
      <text:p text:style-name="Text_20_body">Tola também. Pois foi tolice falar <text:span text:style-name="T134">com</text:span> as criaturas, em vez de falar comigo mesma, esta manhã, Dizendo: “Nossa, eu não sabia que era tão tarde; eu aqui, matando o tempo, e meu companheiro pode chegar a qualquer momento de sua longa viagem e ficar <text:span text:style-name="T135">muito</text:span> desapontado se eu não estiver lá para recebê-lo”. Era tolice, mas o que eu podia fazer? Queria tanto que eles pensassem que tenho um companheiro, que sou como os outros animais, e não uma aberração. Mas é claro que eles não me entenderam, meus esforços foram em vão. Quase me convenci de que um ou dois animais podem ter compreendido o que eu disse e contado aos outros, mas não foi bem assim. Quando eu me sentava, eles ficavam todos ao redor, observando e ouvindo, mas não davam sinal de ter entendido. Pouco depois, uma pequena e gentil forasteira, bonita, de olhar dócil, e totalmente desconhecida para mim — eu a chamarei de Gazela —, aproximou-se e aconchegou a cabeça em meus braços; eu a abracei cheia de gratidão, acreditando que ela havia entendido, e disse: “Você <text:span text:style-name="T136">entende</text:span>, não entende, minha querida? Diga que entende e que vai me ajudar a encontrar meu companheiro perdido”.</text:p>
      <text:p text:style-name="Text_20_body">Mas ela não sabia do que eu estava falando; perdi todas as minhas esperanças, levantei e fui embora chorando, com algumas criaturas a me seguir por hábito, enquanto outras ficaram onde estavam, indiferentes.</text:p>
      <text:p text:style-name="Text_20_body">Como as coisas mudaram! Já não são mais casais, são famílias agora. Junto a cada casal há os mais adoráveis filhotinhos, e tão ladinos e graciosos, tão bonitinhos e fofinhos! Brincam comigo o dia todo, e dormem amontoados por cima de mim à noite, afastam minha solidão e me trazem paz. Todas as criaturas que voam têm ninhos e ninhadas de pequeninos, e os bosques estão repletos de seus trinados encantadores.</text:p>
      <text:p text:style-name="Text_20_body">Por isso sou mais feliz que antes. Tento afastar de mim esse pensamento — o pensamento de um companheiro —; durante o dia consigo, fico contente e não sinto a minha dor. Mas à noite sonho — e sonho.</text:p>
      <text:p text:style-name="Text_20_body">Agora há um potro, e o casal de cavalos está feliz. O potro é do tamanho de um cãozinho, e seus pais, do tamanho de um labrador. Eles têm cinco dedos, o que não parece o mais acertado para um cavalo, mas não parecem se importar com isso.</text:p>
      <text:p text:style-name="Text_20_body">A princípio, considerei a grande aranha peluda um animal feio e desagradável de ter por perto, mas a paciência e o bom temperamento dela acabaram me conquistando. As moscas e os besouros a infernizam o dia todo, zumbindo e esvoaçando em volta enquanto ela tenta dormir; e se atiram em sua linda teia, debatendo-se e pelejando na tentativa de libertar-se; em vez de ficar furiosa, ela rompe os grilhões e os liberta, passando então horas a fio a remendar os buracos da teia, sem nunca demonstrar qualquer ressentimento. Ela não tem tempo para sair em busca de alimento, e me admira que se mantenha saudável e rechonchuda; ela suga o orvalho, mas eu nunca a vi comer nada. Todas as outras criaturas comem.</text:p>
      <text:p text:style-name="Text_20_body">O leão come nabos; o tigre come tomates; a hiena vive de morangos, a raposa come maçãs, a lontra come cerejas, o abutre come laranjas, a águia come bananas, o falcão vive de peras, mas se a aranha come alguma coisa eu ainda não descobri o que é.</text:p>
      <text:p text:style-name="Text_20_body">Todos os animais brincam juntos, reunidos de acordo com o tamanho: os carneiros e os cordeiros e os cavalos e os cervos e os lobos e os cães, e outros de tamanho semelhante, em um grupo; os camelos e bezerros e vacas e leões e tigres e leopardos e assim por diante em outro; o elefante, o mastodonte e o megatério, o rinoceronte, a preguiça, grande como o tronco de uma árvore, o sapo gigante, com três metros de altura, em outro; e os enormes sáurios em outro ainda. E como esses monstros saltam e dão cambalhotas quando estão com vontade de brincar! Quando apostam corrida o chão treme sob seus pés, e quando eles se chocam ouve-se a pancada à distância de um quilômetro, e ver os grandalhões lançarem os pequeninos, como o elefante e o hipopótamo, pelo ar com a mesma facilidade com que eu atiraria um punhado de terra, e com tanto bom humor e se divertindo à beça, é um esporte <text:span text:style-name="T137">tão</text:span> divertido que me leva às lágrimas de tanto rir, de modo que eu sempre corria para observá-los.</text:p>
      <text:p text:style-name="Text_20_body">E aqueles lagartos imensos, meu Deus! Quando eles balançam a cauda, as árvores menores vão abaixo como se fossem ervas daninhas! Mas eles gostam mesmo é de lutar. Ontem, um grande ictiossauro, com trinta metros de altura, lutou corpo a corpo com sua parceira, de vinte e nove metros, e saltavam treze metros, debatendo-se um nos braços do outro, e rugindo como um furacão, foi incrível de ver.</text:p>
      <text:p text:style-name="Text_20_body">É mesmo uma pena que eu não tenha parceiro para desfrutarmos juntos esses momentos.</text:p>
      <text:p text:style-name="Text_20_body">Tenho companhia. Aquele lindo papagaio do qual estive cuidando fala! Nunca fiquei tão surpresa. Esta manhã ele se escarranchou pelo galho, daquele seu jeito bizarro, até me alcançar, então inclinou a cabeça de modo tão manhoso, e disse:</text:p>
      <text:p text:style-name="Text_20_body">— Eva boazinha, Eva pobrezinha! Polly quer biscoito!</text:p>
      <text:p text:style-name="Text_20_body">Ele falou isso com todas as letras. Eu o apertei contra o coração, abracei-o com alegria, dizendo:</text:p>
      <text:p text:style-name="Text_20_body">— Oh, meu querido! Você é meu parceiro?</text:p>
      <text:p text:style-name="Text_20_body">Mas ele apenas gritou, a voz esganiçada, numa explosão de gargalhadas diabólicas:</text:p>
      <text:p text:style-name="Text_20_body">— Biscoito! Biscoito! Coitadinho do Polly! Polly quer biscoito! Rápido, Satã!</text:p>
      <text:p text:style-name="Text_20_body">Ah, que êxtase ouvir a minha língua natal!</text:p>
      <text:p text:style-name="Text_20_body">— Você <text:span text:style-name="T138">tem</text:span> de ser o meu parceiro perdido — diga! — eu imploro!</text:p>
      <text:p text:style-name="Text_20_body">Foi um pensamento tolo, mas eu estava enlouquecida de tanta saudade. Ele tinha uma parceira — eu já sabia disso. Ela vinha todos os dias, e eles saíam à cata de caquis e rabanetes para os filhotes. Ela apareceu e o levou com ela, embora ele continuasse a vociferar aquela palavra estranha, “biscoito”, e estivesse enormemente exasperado e bastante relutante em sair.</text:p>
      <text:p text:style-name="Text_20_body">“Eva.” O que será isso? E Satã… e biscoito… Polly é um nome, é claro, seu próprio nome. Quem lhe deu esse nome? Nenhum outro animal tem nome, até onde eu saiba. Vou arranjar um para mim mesma, se eu conseguir pensar em um bem bonito.</text:p>
      <text:p text:style-name="Text_20_body">Polly está ficando bastante sociável e divertido agora que ele sabe que eu também sei falar. Ele é alegre e festivo e insolente e fala e ri e grita o tempo todo. Mas no final das contas é um pouco decepcionante, ele quase não dá valor a conversações mais elevadas, e o seu leque de assuntos é tão limitado. Outro defeito — ele se repete demais. Isso é vulgar. E indica uma mentalidade inferior, assim como uma indiferença ao aperfeiçoamento. Não quero julgar injustamente, mas, para ser franca, sou obrigada a dizer que acredito que ele carece de espiritualidade. Pode parecer indelicado, mas acho que é verdade; de fato, eu sei que é. Ele não expressa muito bem suas emoções; dificilmente apresenta qualquer traço de sentimento; seu espírito é mundano; se eu tento conduzi-lo a planos mais elevados de pensamento, ele fica aborrecido e diz: “Chega!”; e ontem, quando falei com grande emoção “Quão majestoso é o universo, quão nobre é a criação, quão amplo, quão impressionante…”, ele explodiu num guincho agudo e áspero, seguido da sua risada odiosa e vociferou uma torrente de palavras estranhas que pelo que meu instinto me dizia não deviam ser nada agradáveis, e pediu um biscoito.</text:p>
      <text:p text:style-name="Text_20_body">Fiquei profundamente magoada e mudei de assunto. Eu tinha tantas esperanças com relação a ele — e agora o sonho acabou. Ele não pode suprir as necessidades mais elevadas da minha natureza; meus anseios a esse respeito permanecerão insatisfeitos, meu espírito sedento não será aplacado. Foi uma revelação amarga.</text:p>
      <text:p text:style-name="Text_20_body">Mas onde foi que ele aprendeu inglês? Com a companheira é que não foi, ela não fala outra língua. Às vezes fico convencida de que ela deve ter encontrado o meu companheiro — deve tê-lo visto cara a cara —, ouvido ele falar! Então fui arrebatada pelo mundo e quase desmaiei com o adorável êxtase que se seguiu a esse pensamento.</text:p>
      <text:p text:style-name="Text_20_body">Nesses momentos, eu lhe suplicava que me dissesse; rogava, implorava, ajoelhava-me diante dele com lágrimas nos olhos, — inutilmente, pois tudo o que ele respondia é que queria mais uma bolacha. E eu queria saber o que é uma bolacha, para poder atender ao seu desejo e dar um tempo desse tema cansativo. Ele estava habituado às más companhias, incultas, o linguajar demonstrava. Será que era mesmo meu companheiro? Esse pensamento me é prazeroso, mas também doloroso. Eu queria que meu companheiro fosse nobre, cortês e refinado; e, oh, ele é com certeza! Não devo crer no contrário.</text:p>
      <text:p text:style-name="Text_20_body">Finalmente me dei conta de que Eva é um nome — <text:span text:style-name="T139">meu</text:span> nome! Quem me deu esse nome? Polly? Não, essa pobre cabecinha de vento não seria capaz de criar nada. Seria ele então meu companheiro? Creio que sim e não me permitirei duvidar disso. Ele sabe de minha existência, disso eu tenho certeza, ele está a minha procura, aflito, com saudade de mim — talvez esteja pensando em mim nesse exato momento — sussurrando meu nome! Oh, eu poderia desmaiar de felicidade! Oh, meu Satã, meu querido!</text:p>
      <text:p text:style-name="Text_20_body">Mas talvez não seja ele. Satã é um nome — estou convencida disso; mas ultimamente houve um outro: Adão. Por um momento, pareceu significar uma espécie, depois parecia significar o indivíduo de uma espécie, mas ultimamente pareceu às vezes significar o <text:span text:style-name="T140">nome</text:span> de um indivíduo — algo que remete a esse indivíduo em particular. Não importa, contanto que eu encontre meu companheiro, o nome não tem importância nenhuma. Oh, mas que eu possa vê-lo ao menos! E saber de antemão quando, para poder me pentear e aparecer em minha melhor forma.</text:p>
      <text:p text:style-name="Text_20_body">As mesmas questões intrigantes continuam na minha cabeça boa parte do tempo. Quem sou eu? De onde vim? E não encontro resposta. Polly não consegue responder; de qualquer modo, vejo que nem tenta; o assunto não lhe interessa e ele não fala sobre isso. Sua mente é frívola, ele só se importa com coisas banais. É patético ver a rapidez com que ele foge de assuntos mais sérios. Acho que suspeita de suas limitações e tem vergonha delas. Quando fica ansioso, esquece o decoro e irrompe em uma série de obscenidades. Isso é outra prova de que teve contato com alguém que fala minha língua e que pertence a minha espécie, pois não pode ter inventado essas frases — não seria capaz. Será que ele conheceu Satã? E Adão? Gostaria que esse tivesse sido meu privilégio. Satã é um nome bonito. Pergunto-me se ele gostaria de me encontrar quando estou com uma guirlanda de orquídeas na cabeça. Acho que sim. Estou usando uma agora.</text:p>
      <text:p text:style-name="Text_20_body">É muito solitário. Não sempre, mas muitas vezes. Nunca durante o dia, porque estou sempre ocupada durante o dia, nomeando e classificando as criaturas, plantas, árvores, flores e coisas, das oito ao meio-dia e das duas às seis. Pois esse é o meu expediente. E quando me dá na telha, o que acontece quase sempre, tiro uns dias para brincar com os animais. Também com certa frequência subo no lombo do elefante e faço longas excursões pelas florestas dos morros ou vales floridos, acampando quando a noite vem. Sempre acompanhada, pois os animais vêm em manadas, e os pássaros, em revoadas. Milhares! Nunca se cansam, brincando e correndo o tempo todo. Bonito de ver. E a vida, e a graça, e a animação, e as cores cintilantes com o brilho dos raios de sol, cada lombo aveludado e cada asa brilhante fazendo sua contribuição especial para o espetáculo geral.</text:p>
      <text:p text:style-name="Text_20_body">Mas à noite, quando as criaturas estão dormindo, muitas vezes me sinto só. Deitada sobre um campo de flores, com nada para fazer exceto apreciar a lua vagando pelo céu e cobrindo as flores e as planícies com sua luz cor de prata. E fica tudo tão profundamente quieto! Nenhum ruído — pois não há animais notívagos. Deve haver alguns, acho. Tentei treinar a coruja e a raposa para vigiar à noite, mas eles não se interessaram, não quiseram assumir esse papel. Não comem nada a não ser laranjas e abacaxis, e à noite não tem como apanhar essas frutas.</text:p>
      <text:p text:style-name="Text_20_body">Então deito e fico olhando a lua ou as estrelas, e penso naquele mistério, naquele problema: quem sou eu? De onde venho? Sou apenas um acidente? Será que aconteci apenas, ou fui intencional? E onde está Satã? Onde está Adão? Nas minhas excursões viajei léguas e mais léguas, mas não encontrei sinal deles. Não cheguei a nenhum limite? Será que o mundo não tem um fim? Sei que viajei mais de duzentas milhas em linha reta e ainda não cheguei ao limite — sempre há mais terra. Essa vastidão é terrível, oprime o meu espírito.</text:p>
      <text:p text:style-name="Text_20_body">Ainda lembro como se fosse ontem. Eu era uma jovenzinha faceira, cheia de vida, com aquele esplêndido entusiasmo da juventude; viajar era meu deleite; a cada milha da minha jornada coisas novas se revelavam e cada novidade me trazia um prazer especial; todos os dias viajava por um mundo novo, novas maravilhas, novas combinações de beleza, majestade e sublimidade, e todas as noites eu sonhava com os encantamentos do dia e os revivia. Essa tinha sido a minha viagem mais longa; nunca estivera tão longe de casa. Estava escalando montanhas — era uma nova experiência.</text:p>
      <text:p text:style-name="Text_20_body">Era fácil de perceber que estava ficando mais frio, mas não havia chuva. Isso era estranho. Antes, chovia quando ficava mais fresco. Não havia explicação para essa nova coisa. O frio foi aumentando — crescia de forma estável. Examinei de perto a terra e as pedras, mas permaneciam como antes — a mudança de temperatura não estava sendo influenciada por elas. Eu estava inquieta. Havia algo de sinistro e assombroso nesse frio sem causa aparente.</text:p>
      <text:p text:style-name="Text_20_body">Fiquei mais calma quando refleti que essa condição anormal das coisas não duraria muito mais e que com paciência e perseverança aos poucos alcançaríamos uma proximidade maior com o sol e esse frio não resistiria aos seus raios tão próximos, e então não mais tremeríamos de frio e começaríamos a tostar, isso sim. Mas, milagre dos milagres, o oposto aconteceu. Quanto mais escalávamos em direção à fonte de calor, mais frio ficava. Essa é a verdade. Um mistério que provavelmente nunca será explicado.</text:p>
      <text:p text:style-name="Text_20_body">Antes da noite o frio era de amargar, de arrepiar; e o vento, Em vez de acariciar meu corpo desprotegido como de costume, era cruel, cortante. Meu cabelo, ajeitado em duas longas tranças sobre as costas, absorveu a umidade da atmosfera e ficou duro, congelado. Minhas bochechas e o nariz doíam tanto que me fizeram chorar.</text:p>
      <text:p text:style-name="Text_20_body">De repente, chegamos a um precipício bem alto, e de lá avistamos lá longe, embaixo, um vale encantador, de beleza e glória inimagináveis, adormecido à luz do sol. Que pradaria, que campos, que bosques, que clareiras, quantas variedades de flores, que suavidade, que riqueza, que resplendor e brilho, que rapsódia de cores — um sonho! E por lá corriam quatro rios brilhantes, estampados de reflexos, serpenteando de um lado a outro, as suaves distâncias daquele céu de solidão e paz, que desaparecia gradualmente no remoto lugar onde a terra e o céu se fundiam.</text:p>
      <text:p text:style-name="Text_20_body">Minha pobre casinha, que até então parecia tão bonita…</text:p>
      <text:p text:style-name="Text_20_body">Como chegar até aquele alegre vale? Essa era minha preocupação. Eu desceria até lá e lá viveria para sempre. “Lá certamente encontrarei Satã, lá encontrarei Adão”, disse, “lá não estarei mais sozinha”.</text:p>
      <text:p text:style-name="Text_20_body">Mas não encontrei nenhuma passagem naquele precipício. Ansiosa, subi e desci por pequenas trilhas, procurando, mas não havia nenhum caminho. E durante esse tempo o sol foi afundando. Finalmente, a escuridão se apossou de tudo, e aquelas terras do meu desejo desapareceram. Eu não era mais que um esboço de uma moça; sentei e chorei. Os animais vieram e me consolaram, e tentaram me dizer que eu tinha amigos, que não sofresse. Então me levantei e com eles fui procurar um refúgio para passar a noite.</text:p>
      <text:p text:style-name="Text_20_body">Deitei, e eles se aconchegaram ao meu redor, e seu pelo me aqueceu e seu calor me fez adormecer. Acordei na aurora e vi que algo muito estranho estava acontecendo. Um pó branco se espalhava, e quando caía em meu braço transformava-se em água. Fiquei apavorada. Subi nas costas do elefante sem me importar para onde estava indo, e assim nos livramos dessa estranha invasão dos céus.</text:p>
      <text:p text:style-name="Text_20_body">Batizei isso de neve — e é exatamente isso. O elefante me levou até o pé da montanha; por duas semanas ficamos ladeando a base dessas planícies, tentando achar o lugar onde os rios desembocavam, para conseguir entrar no Vale Alegre; mas nunca encontramos.</text:p>
      <text:p text:style-name="Text_20_body">Não fiquei satisfeita por muito tempo. Dia e noite aquela visão me surgia na ternura do sonho e me atormentava com uma saudade implacável, pedindo para rever aquelas planícies outra vez. Os arredores da minha morada tinham perdido o charme; pareciam tão sem graça e pobres; não me davam mais nenhum prazer.</text:p>
      <text:p text:style-name="Text_20_body">E foi assim que, em setembro, peguei o caminho de novo, com meus gigantes me seguindo, e mais uma vez procurei pelos rios, dia após dia, mas não achei; então escalei as montanhas, estava determinada a encarar a neve para usufruir novamente aquela vista.</text:p>
      <text:p text:style-name="Text_20_body">E eu vi! Parada na neve e no vento cortante, nas brechas entre neve pesada e chuva de gelo, entrevi o mágico vale novamente.</text:p>
      <text:p text:style-name="Text_20_body">Depois disso, persegui o lugar. Acampei na base da montanha e todos os dias escalava até o cume para me alimentar da visão, sempre procurando um modo de descer o precipício.</text:p>
      <text:p text:style-name="Text_20_body">Hoje, aqui em cima, tive o mais estupendo choque da minha vida. Na neve fresquinha eu deparei com uma grande pegada de um humano.</text:p>
      <text:p text:style-name="Text_20_body">Minha cabeça ficou zonza, quase desmaiei. Meus membros inferiores balançaram de fraqueza — ou talvez por causa da gratidão, que revigora. Fiquei parada, olhando atenta para aquela marca de pé em um delicioso delírio de felicidade, depois me agachei e a beijei. Beijei uma dúzia de vezes; depois, já em cima do elefante, disse: “Siga essas pegadas!”.</text:p>
      <text:p text:style-name="Text_20_body">Eu me lembro bem. Segui as pegadas umas quinze ou vinte milhas ao longo das curvas do precipício, então desci por uma trilha quase imperceptível, estreita demais para o elefante. Deixei-o naquele ponto junto com outros animais e desci a pé, seguida por tigres e leões, macacos e alces irlandeses, ursos e outras criaturas menores, centenas, milhares, e muitos, muitos pássaros.</text:p>
      <text:p text:style-name="Text_20_body">Finalmente cheguei ao vale. A glória, o esplendor, a beleza da realidade superaram minha visão; e a fragrância era inebriante. Mas as pegadas tinham desaparecido, bem onde começava um gramado aveludado. Havia ali uma miríade de criaturas, e todos nos davam as boas-vindas carinhosos; mas meu parceiro não estava entre eles.</text:p>
      <text:p text:style-name="Text_20_body">Foi um dia triste. Na verdade, o mais agudamente triste de todos que já vivera até então. Estou velha agora: curvada, rebentada, debilitada, enviuvada, e minha cabeça está branca de tanto sofrimento. Enfrentei a dor por uns mil anos, mas esse dia se destaca em minha memória por ter sido o mais marcante: foi o dia em que senti minha primeira verdadeira tristeza; foi a primeira vez que fiquei com o coração realmente partido. Este manuscrito apagado está manchado de lágrimas, e ainda agora, depois de dez séculos, mais lágrimas. Choro de pena daquela pobre criança, pois agora, tão distante daquela época, sinto como se não fora eu, mas um filho que perdi — meu filho. Outras mães devem ter sentido algo semelhante ao relembrar não como eram antes, como foi meu caso, mas aqueles pequenos seres, filhos e filhas, que cresceram e ficaram adultos, maduros. Algumas vezes, por momentos, essas pobres mães têm visões de seus filhinhos brincando por aí, e reconhecem suas vozes e risadas — sumidas há muito tempo! É então que sentem uma dor lancinante, sabendo que essas criancinhas se foram para sempre, mesmo que sua versão adulta esteja presente e ainda seja preciosa. Os amados e perdidos! <text:span text:style-name="T141">Elas</text:span> sabem — as mães! Elas sabem o que os adultos são e o que foram um dia — o que foram e o que são é o mesmo, e ainda assim tão diferente. O que são permanece, e o que foram partiu da vida dessas mães para nunca mais, a não ser em visões.</text:p>
      <text:p text:style-name="Text_20_body">Ainda assim, apesar do desgaste dos séculos, consigo ver aquela criatura sedosa exatamente como era, a mais bela naquele belo Éden; e o velho coração, apesar de enrijecido, ainda sente a dor da frustração daquele dia.</text:p>
      <text:p text:style-name="Text_20_body">Há semanas perambulo por aqui. Caminhei léguas e mais léguas em todas as direções sem encontrar o menor vestígio dele. O vale é cruelmente vasto! Mais cedo, hoje, tive uma boa ideia e então peguei um perdigueiro e subi com ele até onde encontrei a pegada na neve, esperançosa de que ele o encontraria o mais tardar em uma hora. Mas foi mais uma frustração; ele não se interessou. Como se aquela pegada não exalasse cheiro nenhum, saiu fuçando noutra direção. Isso prova que nossa espécie não exala cheiro. O que pode indicar nossa superioridade — primazia mesmo. Mas essa questão a gente pode deixar para mais tarde.</text:p>
      <text:p text:style-name="Text_20_body">Meu aniversário. Estou fazendo um ano. E nesse dia, entre todos, eu o encontrei. Estava deitado na relva, sob uma árvore frondosa, dormindo. Meu coração quase disparou de felicidade. Não há palavras para descrever sua beleza: tão jovem, tão cheio de vitalidade, desabrochando como eu. Mas era mais alto, vigoroso e musculoso, porém não tão largo nos quadris. Tinha cabelo castanho crespo, que pendia, negligente, sobre os ombros — oh, tão lindo! E a pele do rosto, tão branca e rosada, agradável de tocar, como a minha. Acariciei-o à vontade, brinquei com o cabelo dele, beijei seus olhos e lábios e nunca me senti tão feliz em todo esse meu primeiro ano de vida. Um menino tão encantador — e todo meu! Sussurrei, e murmurei, e sussurrei outra vez, e disse, Carinhosa: “Satã, querido Satã!”, não para acordá-lo, só para ouvir seu nome e sentir a vibração.</text:p>
      <text:p text:style-name="Text_20_body">Finalmente ele acordou, e se sentou, olhando fixo para mim. Não consegui me conter e joguei meus braços ao redor de seu pescoço, e o apertei contra mim e o beijei na boca — uma, duas, três, seis vezes. Isso o assustou; ele me empurrou e se levantou, e seus olhos ardiam de raiva e espanto, e suas narinas se abriam e fechavam como as de um cavalo, e seus joelhos tremiam.</text:p>
      <text:p text:style-name="Text_20_body">Como ele pôde me usar assim? O que tinha feito? Eu não queria o seu mal. Estava feliz por estar com ele, e só queria expressar isso do único modo que conhecia; sou jovem, e não tive ninguém que me ensinasse, e, se fiz uma besteira, será que foi assim tão grave para eu ser tão humilhada? Não pude acreditar que isso tinha acontecido. Nunca tinha sido tratada desse jeito antes; os animais sempre retribuíram meu amor e nunca pensaram em machucar meu corpo ou envergonhar meu orgulho. E era exatamente isso que tinha acontecido.</text:p>
      <text:p text:style-name="Text_20_body">Me virei e fui embora, com o rosto entre as mãos, soluçando; meu sonho tinha Desmoronado; ele não era o que eu imaginara; nunca mais queria vê-lo.</text:p>
      <text:p text:style-name="Text_20_body">Não olhei para trás.</text:p>
      <text:p text:style-name="Text_20_body">Estou em minha casa outra vez. Está chovendo e está escuro. Queria ter uma mãe. Os outros têm. Nunca tinha sentido falta de uma antes.</text:p>
      <text:p text:style-name="Text_20_body">Essa ferida ficou comigo, nunca mais me aproximei daquele lugar. Tinha decidido que ficaria absorta em meu trabalho e que iria esquecê-lo. Fiz meu trabalho, mas não sentia mais o mesmo gosto que antes. Fiz um monte de fósseis, mas não eram mais tão bons, pois meu coração não estava ali. Alguns até passavam, mas a maioria ficou grosseira e nem um pouco artística; precisava de um toque final. Eu os queria para o Quaternário, mas não eram bonitos o suficiente para isso, fui obrigada a contragosto a colocá-los de volta na categoria de Primários, onde obviamente eles nada mais são do que apócrifos e inúteis, pois não fazem parte, e confundirão a ciência algum dia; mas o que devo fazer? Jogar fora? Provavelmente não. Como invenções, até que não são tão ruins, acho. Montei um plantígrado hidrocefálico com traços de répteis e moluscos e uma disposição evolucionária ao desenvolvimento de penas, que vai atrair a atenção em algum lugar mais adiante. Poderá até servir na reconciliação entre a ciência e as escrituras, mas quanto mais olho para ele mais me convenço de que terão de fazer concessões consideráveis de ambos os lados antes disso (antes de chegarem a um meio-termo).</text:p>
      <text:p text:style-name="Text_20_body">Esses longos e tristes dias — como duraram, nossa! Apesar de mim, comecei secretamente a desejar — não importa o quê. Tive vergonha do que senti e resisti. Um dia, na areia lisa da beira do lago, encontrei as seguintes palavras:</text:p>
      <text:p text:style-name="Text_20_body">“Me desculpa. Estou arrependido. Perdoa!”</text:p>
      <text:p text:style-name="Text_20_body">Reconheci suas pegadas também. Por um momento senti o sangue pulsando em minhas veias, e eu…</text:p>
      <text:p text:style-name="Text_20_body">E então lembrei novamente daquele dia, e aquele amargor voltou. Apaguei aquelas palavras, fui embora e me escondi.</text:p>
      <text:p text:style-name="Text_20_body">No dia seguinte voltei, implacável, ressentida, para apagá-las mais uma vez. Mas para minha surpresa não havia mais nenhuma palavra ali para apagar. Fiquei amargamente ofendida. Foi outra afronta. Disse a mim mesma que ele era uma pessoa sem caráter; para mim deu, não quero mais saber dele.</text:p>
      <text:p text:style-name="Text_20_body">No dia seguinte, o mesmo aconteceu — nada para apagar. Estava envergonhada por ter vindo, e disse que seria a última vez, nunca mais viria.</text:p>
      <text:p text:style-name="Text_20_body">Mantive minha palavra. Eu fui, sim, mas não para ver se havia palavras: não me dei conta de que estava lá até eu estar lá. Então fiquei procurando outras coisas.</text:p>
      <text:p text:style-name="Text_20_body">Não havia mal nisso, e assim fui até lá todos os dias para procurar outras coisas. Mas nunca achei nada. Até que um dia, mecanicamente, sem perceber o que estava fazendo, eu mesma escrevi algumas coisas:</text:p>
      <text:p text:style-name="Text_20_body">“Volta.”</text:p>
      <text:p text:style-name="Text_20_body">Quando vi o que tinha feito, fiquei ainda mais envergonhada, e risquei as palavras. Ficou assim:</text:p>
      <text:p text:style-name="Text_20_body">“”</text:p>
      <text:p text:style-name="Text_20_body">No outro dia, lá estavam. E nada mais. Nada, só algumas pegadas. E por três dias lá estavam elas — e mais nada. Só pegadas. Chorei, mesmo sem motivo — e risquei completamente as palavras. Mais tarde, meio aérea, escrevi de novo, e de novo meu orgulho se voltou contra mim, e apaguei parcialmente: “”.</text:p>
      <text:p text:style-name="Text_20_body">E lá estavam elas no dia seguinte. E também uma flor, se é que a gente pode chamar um ramo de capim de flor; era um <text:span text:style-name="T142">dente-de-leão</text:span>. Fiquei arrepiada, mas joguei o ramo fora, pois foi muito impertinente da parte dele fazer isso. À noite, voltei lá e peguei o capim; não sei bem por quê, mas foi só um impulso — pois nem gosto de dente-de-leão.</text:p>
      <text:p text:style-name="Text_20_body">No dia seguinte as palavras e as pegadas e um <text:span text:style-name="T143">malmequer</text:span>. Fiquei com a flor, apesar de meu impulso ser o de jogar fora. Estava me sentindo péssima e, incomodada, apaguei as palavras. Então, escrevi de novo, mas esqueci de riscar.</text:p>
      <text:p text:style-name="Text_20_body">“Volta.”</text:p>
      <text:p text:style-name="Text_20_body">No orvalho da manhã seguinte, fui correndo até o lago; meu coração batendo como nunca; lá estavam elas — as palavras — só as palavras, nada mais! As lágrimas rolaram, e uma fraqueza tomou conta de mim até eu desfalecer… em seus braços!</text:p>
      <text:p text:style-name="Text_20_body">Foi um dia abençoado. “Vem para casa”, disse ele. “Essas terras de clima tão hostil não são nada boas para minha Eva”. Então me beijou, e eu disse:</text:p>
      <text:p text:style-name="Text_20_body">“Qualquer lugar onde Satã estiver é bom para mim.”</text:p>
      <text:p text:style-name="Text_20_body">Ele riu, deu uma batidinha na minha bochecha e disse:</text:p>
      <text:p text:style-name="Text_20_body">“Simploriazinha querida!”</text:p>
      <text:p text:style-name="Text_20_body">“Por quê?”</text:p>
      <text:p text:style-name="Text_20_body">E foi assim que ele me disse quem era, e quem era Satã, e nós dois rimos e tagarelamos sobre isso como as crianças bobas que éramos. Oh, juventude despreocupada! Oh, juventude dourada. Oh, única coisa preciosa nesta vida tão desgastante. Damos tão pouco valor enquanto temos, e como choramos ao te perder!</text:p>
      <text:p text:style-name="Text_20_body">Diariamente caminhávamos pela relva do Éden de braços dados, e Ele sempre me contava a mesma história, e ela sempre me parecia nova e estimulante, sempre uma alegria para os meus ouvidos: contou o quanto sofrera, naquele dia trágico, e que me seguiu a distância, esperando que eu me voltasse; e foi morar perto de mim, durante todo esse tempo, nunca tendo voltado ao Éden; e tentou nunca me perder de vista, sempre com medo de que eu o avistasse, pensando que eu o odiava. E muitas foram as vezes em que o interrompi, pedindo que repetisse algumas coisas que já tinha dito centenas de vezes:</text:p>
      <text:p text:style-name="Text_20_body">“E quando foi que descobriu que me amava, meu amor?”</text:p>
      <text:p text:style-name="Text_20_body">“Quando foi que escreveu aquelas palavras?”</text:p>
      <text:p text:style-name="Text_20_body">“Está feliz, Adão?”</text:p>
      <text:p text:style-name="Text_20_body">Ele calou minha boca em resposta, ms não com a mão.</text:p>
      <text:p text:style-name="Text_20_body">“Mas eu riscava as palavras.”</text:p>
      <text:p text:style-name="Text_20_body">“É, verdade; é, realmente. Quase dava para notar.”</text:p>
      <text:p text:style-name="Text_20_body">Parecia uma brincadeira astuta, o modo astuto como ele disse aquilo. E rimos muito.</text:p>
      <text:p text:style-name="Text_20_body">“Bom, mas então, se sabia ler, por que não voltou?”</text:p>
      <text:p text:style-name="Text_20_body">“Por que estava tão seguro de si?”</text:p>
      <text:p text:style-name="Text_20_body">“Tão seguro de mim?”</text:p>
      <text:p text:style-name="Text_20_body">“Sim”, eu disse. “Ela me quer, mas tenta fazer de conta que está indiferente. Vou esperar. Ela vai escrever novamente — e de forma mais direta. E mais de uma vez. E continuará escrevendo essas palavras até esquecer de riscar. E foi <text:span text:style-name="T144">assim</text:span>, franca, direta e sem perturbação a sua confissão!”</text:p>
      <text:p text:style-name="Text_20_body">“Mas como você é safado!”</text:p>
      <text:p text:style-name="Text_20_body">“Mas bem charmoso.”</text:p>
      <text:p text:style-name="Text_20_body">“Charmoso! Não para mim. Como você pôde aguentar toda essa espera?”</text:p>
      <text:p text:style-name="Text_20_body">“<text:span text:style-name="T145">Foi</text:span> duro, mas tive que fazer você confessar. E houve também circunstâncias modificadoras, que tornaram as coisas mais fáceis para mim.”</text:p>
      <text:p text:style-name="Text_20_body">“O que você quer dizer?”</text:p>
      <text:p text:style-name="Text_20_body">“Ora, tive a sua companhia. O dia inteiro eu a segui e me alimentei da sua visão. Muitas vezes estive tão perto de você que quase podia tocar. Às vezes cheguei a te tocar.”</text:p>
      <text:p text:style-name="Text_20_body">“Tocar de verdade?”</text:p>
      <text:p text:style-name="Text_20_body">Dá para dizer que sim. Até te beijei enquanto você dormia.”</text:p>
      <text:p text:style-name="Text_20_body">“Ah se eu tivesse como saber! Mas foi melhor assim. Foi muito indelicado.”</text:p>
      <text:p text:style-name="Text_20_body">“Foi criminoso, inclusive; foi um roubo. Chegue sua boca mais para cá, vou devolver cada um.”</text:p>
      <text:p text:style-name="Text_20_body">E devolveu.</text:p>
      <text:p text:style-name="Text_20_body">“Adão, se você me amou tanto, por que me presenteou com aquele dente-de-leão tão sem graça?”</text:p>
      <text:p text:style-name="Text_20_body">“Só para te testar, meu amor. Eu pensei: se ela ficar com as flores, vou saber que também me ama.”</text:p>
      <text:p text:style-name="Text_20_body">“A prova falhou! Eu joguei fora.”</text:p>
      <text:p text:style-name="Text_20_body">“É, eu vi.”</text:p>
      <text:p text:style-name="Text_20_body">“Coitadinho, me sinto mal agora. Como foi que você se sentiu?”</text:p>
      <text:p text:style-name="Text_20_body">“Mal, muito mal.”</text:p>
      <text:p text:style-name="Text_20_body">“Bom, você não vai mais precisar sofrer por causa disso. Vou confessar um segredo: eu voltei lá e ajuntei as flores.”</text:p>
      <text:p text:style-name="Text_20_body">“É, eu lembro. Eu estava lá.”</text:p>
      <text:p text:style-name="Text_20_body">Então eu lhe dei uns tapinhas nas orelhas e rimos muito por causa dessas bobagens, como se nunca mais esse tipo de dor e sofrimento fosse abalar o mundo.</text:p>
      <text:p text:style-name="Text_20_body">Amor, paz, conforto, contentamento desmedido — assim era a vida no Paraíso. Era um prazer estar vivo. Dor não havia. Nem enfermidades nem marcas físicas que assinalassem a passagem do tempo; doenças, cuidado, sofrimento podem até ser sentidos do lado de lá, mas não no Éden. Lá não havia espaço para isso, e lá nunca os avistamos. Todos os dias eram assim, todos como um sonho bom.</text:p>
      <text:p text:style-name="Text_20_body">As distrações eram muitas, pois éramos crianças, e ignorantes; ignorantes numa concepção diferente da de hoje. Não conhecíamos nada — nada mesmo. Estávamos começando do zero — no começo do começo. Tínhamos que aprender o <text:span text:style-name="T146">abc</text:span> das coisas. Hoje as crianças com quatro anos sabem de coisas que nós aos trinta ignorávamos. Pois éramos crianças sem instrutores e babás. Não havia ninguém lá para nos explicar as coisas. Não havia dicionário, e não tínhamos como saber se estávamos usando as palavras corretamente ou não. Gostávamos das palavras compridas, e lembro que muitas vezes as empregávamos porque soavam bem ou pela sua dignidade, mesmo desconhecendo o significado; e quanto à ortografia, era desregrada. Mas não dávamos a mínima para essas bobagens, tanto que tínhamos acumulado um vasto e pomposo vocabulário, mas nem ligávamos para o sentido ou para os métodos.</text:p>
      <text:p text:style-name="Text_20_body">Mas estudar, aprender e descobrir a causa, a natureza e o propósito de tudo que cruzava nosso caminho eram nossas paixões, e essa pesquisa preenchia nossos dias com um interesse vivo e contagiante. Adão era um cientista por natureza e por inclinação; posso dizer, com acerto, que eu também era, e adorávamos nos chamar usando esse grande nome. Ambos tínhamos a ambição de derrotar o outro em descobertas científicas, e isso adicionou um estímulo a nossa amistosa rivalidade, e efetivamente nos protegeu de cairmos na ociosidade e em ocupações frívolas e menos frutíferas em nossa busca de prazer.</text:p>
      <text:p text:style-name="Text_20_body">Nossa primeira descoberta científica memorável, a lei de que a água e outros fluidos correm para baixo, não para cima. Foi Adão que descobriu isso. Ficou dias conduzindo experimentos em segredo, não disse nada, pois queria estar absolutamente certo antes de dizer qualquer coisa. Eu desconfiava que algo de suma importância estava perturbando seu grande intelecto, pois que seu sono era agitado, ele se mexia muito. Enfim ele teve certeza, e só então me falou. Não pude acreditar, parecia tão estranho, tão impossível. Minha surpresa foi o seu triunfo, sua recompensa. Ele me levou de riacho em riacho, dezenas deles, dizendo sempre: “Então, pode ver que corre sempre para baixo, em todos a correnteza vai para baixo, nunca para cima. Minha teoria está certa, provada, estabelecida, nada pode contradizê-la”. E foi realmente um grande prazer ver sua exaltação por causa da grande descoberta.</text:p>
      <text:p text:style-name="Text_20_body">Nos dias de hoje nenhuma criança se maravilha vendo a água descer em vez de subir; mas na época isso era algo grandioso e tão inacreditável quanto qualquer outro fato com que deparei. Veja, aquela verdade simples estava debaixo do meu nariz desde o primeiro dia da minha existência, mas nunca reparei. Levei algum tempo para aceitar e me ajustar a ela, e por um bom tempo não podia olhar para uma correnteza sem verificar voluntária ou involuntariamente se a água não subia mesmo pela margem, meio que esperando ver a lei de Adão ser violada. Mas finalmente me convenci, e assim foi. Daquele dia em diante eu ficaria muito surpresa e perplexa se encontrasse uma queda-d’água indo na direção errada. O conhecimento se adquire com muito trabalho; nada é de graça.</text:p>
      <text:p text:style-name="Text_20_body">Aquela foi sua primeira grande contribuição à ciência — e por mais de dois séculos foi identificada por seu nome — A lei de precipitação fluida de Adão. Qualquer um o cativava mencionando casualmente a lei quando estava por perto. Estava um tanto imodesto — não vou tentar esconder —, mas não chegou a ficar insuportável. Nada chegou a deixá-lo arrogante; era tão querido e correto. Sempre fazia um gesto com a mão como se sua descoberta não fosse tudo aquilo, e dizia que mais dia menos dia outro cientista a descobriria. De qualquer modo, se um visitante ouvisse falar dele e não tivesse tato suficiente para mencionar, mesmo que de leve, o acontecimento, era certo que o estranho não seria mais convidado. Depois de uns dois séculos, a descoberta dessa lei entrou em disputa e muito se brigou por ela durante uns cem anos, e o crédito acabou sendo dado a alguém mais recente. Foi uma pancada violenta. Adão nunca mais foi o mesmo. Ele carregou aquela mágoa por mais de seiscentos anos, e acredito que isso foi o que encurtou sua vida. Evidentemente durante seus dias ele foi preferido pelos reis de toda a raça, sendo considerado o Primeiro Homem, e recebia as honras que vinham com esse grande título. Porém, essas distinções não compensaram aquela lamentável violação, pois foi um verdadeiro cientista, e o primeiro. Ele me segredou mais de uma vez que se pudesse manter a glória da lei de precipitação de fluidos não teria se importado de se passar por filho e tornar-se o segundo homem. Fiz o que pude para confortá-lo. Disse que como Primeiro Homem sua fama estava garantida, e que chegaria um tempo em que o nome do descobridor embusteiro seria apagado, morto e esquecido sobre a face da terra. Eu realmente acreditava nisso. Nunca deixei de acreditar. Esse dia, com certeza, ainda virá.</text:p>
      <text:p text:style-name="Text_20_body">A segunda grande descoberta científica foi minha: entender como o leite é introduzido na vaca. Ambos ficamos maravilhados com esse mistério durante muito tempo. Seguimos as vacas por anos a fio — quer dizer, durante o dia —, mas nunca as pegamos tomando algum tipo de líquido daquela cor. E assim finalmente admitimos que faziam isso apenas durante a noite. Estabelecemos turnos para observá-las à noite. O resultado foi o mesmo —, e o quebra-cabeça seguiu sem solução. Esse procedimento era esperado em principiantes; percebemos agora que não eram muito científicos. Com o tempo, a experiência nos ensinou métodos mais eficientes. Uma noite, deitada à toa, olhando as estrelas, uma grande ideia me passou pela cabeça, e encontrei meu caminho! Meu primeiro impulso era o de acordar Adão e contar tudo, mas resisti e mantive segredo. Não dormi nada o restante da noite. Ao primeiro sinal de que a madrugada se aproximava, sorrateira fui até a floresta e, em uma clareira gramada, fiz um pequeno cercado, bem seguro, dentro do qual prendi uma vaca. Tirei todo o leite dela, e deixei-a presa lá. Não havia nada ali para beber — ela devia conseguir leite por alguma alquimia secreta, ou permaneceria seca.</text:p>
      <text:p text:style-name="Text_20_body">Passei o dia inteiro inquieta, e não falava coisa com coisa de tão preocupada, mas Adão estava bem ocupado também, tentando inventar uma tabela de multiplicação, e nada percebeu. Ao anoitecer, ele tinha chegado a seis vezes nove são vinte e sete, e embriagado de felicidade com sua façanha, ignorando tudo o que acontecia ao redor. Fui ver a vaca. Minhas mãos tremiam tanto por medo de fracassar que por alguns momentos não consegui segurar a teta com firmeza; por fim consegui, e o leite saiu! Dois galões. Quase dez litros, sem ela ter de onde tirar o líquido. Aí me veio a explicação: o leite não entrava pela boca, ele era condensado da atmosfera através dos pelos dela. Corri para contar a Adão, e sua alegria foi tão grande quanto a minha, seu orgulho de mim era inexprimível.</text:p>
      <text:p text:style-name="Text_20_body">Ele disse:</text:p>
      <text:p text:style-name="Text_20_body">“Você sabe que não fez só uma contribuição de peso e ressonância para a ciência, mas duas.”</text:p>
      <text:p text:style-name="Text_20_body">Era verdade. Através de uma série de experimentos chegamos à conclusão de que o ar da atmosfera consistia de água em suspensão invisível, e de que os componentes da água, hidrogênio e oxigênio, na proporção de dois daquele para um deste, podiam ser expressados pelo símbolo H$_2$O. Minha descoberta revelou que havia ainda outro ingrediente — o leite. Ampliamos a sigla para H$_2$OL.</text:p>
      <text:p text:style-name="Text_20_body">Outra descoberta. Percebi, um dia, que William McKinley não estava bem. Ele é o leão original. E foi meu bicho de estimação desde o início. Examinei-o para ver o que tinha de errado com ele e descobri que um repolho, que ele não tinha mastigado bem, estava preso em sua garganta. Fui incapaz de retirar, por isso, peguei um cabo de vassoura e empurrei o repolho para baixo. Isso o aliviou. Ao longo dessas tentativas, fiz que abrisse bem as mandíbulas, e foi então que percebi algo de peculiar em seus dentes. Submeti os dentes dele a um exame cuidadoso e científico, e o resultado foi surpreendente: o leão não é vegetariano; ele é carnívoro, come carne! Pelo menos foi projetado para isso.</text:p>
      <text:p text:style-name="Text_20_body">Corri ao encontro de Adão e lhe contei, mas é claro que ele zombou de mim:</text:p>
      <text:p text:style-name="Text_20_body">“Onde é que ele encontraria carne?”</text:p>
      <text:p text:style-name="Text_20_body">Tive que admitir que não sabia.</text:p>
      <text:p text:style-name="Text_20_body">“Pois então, podes ver que tua ideia e apócrifa. Carne não era para ser comida, caso contrário teria sido fornecida. Não tendo sido fornecida, conclui-se, obrigatoriamente, que carnívoros não foram introduzidos na ordem das coisas. É uma dedução lógica, não é?”</text:p>
      <text:p text:style-name="Text_20_body">“É sim.”</text:p>
      <text:p text:style-name="Text_20_body">“Será que tem um ponto fraco nessa ordem?”</text:p>
      <text:p text:style-name="Text_20_body">“Não.”</text:p>
      <text:p text:style-name="Text_20_body">“Neste caso, o que você tem a dizer?”</text:p>
      <text:p text:style-name="Text_20_body">“Que existe algo melhor que lógica.”</text:p>
      <text:p text:style-name="Text_20_body">“Verdade? E o que seria?”</text:p>
      <text:p text:style-name="Text_20_body">”Fatos.”</text:p>
      <text:p text:style-name="Text_20_body">Chamei um leão e pedi que abrisse a boca.</text:p>
      <text:p text:style-name="Text_20_body">”Olhe essa mandíbula superior, que enorme”, eu disse. “Esse dente longo curvado para a frente não é um canino?”</text:p>
      <text:p text:style-name="Text_20_body">Ele estava surpreso. E disse, impressionado:</text:p>
      <text:p text:style-name="Text_20_body">“Macacos me mordam, não é que é?”</text:p>
      <text:p text:style-name="Text_20_body">“E o que são esses quatro, atrás dele?”</text:p>
      <text:p text:style-name="Text_20_body">“Pré-molares, ou meus dentes do juízo!”</text:p>
      <text:p text:style-name="Text_20_body">“O que são aqueles dois lá atrás?”</text:p>
      <text:p text:style-name="Text_20_body">“Molares, quando vejo um, sei se é ou não é. Não tenho mais nada a dizer. As estatísticas não mentem. Essa besta não é um herbívoro.”</text:p>
      <text:p text:style-name="Text_20_body">Ele é sempre assim. Nunca é mesquinho, invejoso. Sempre é justo, magnânimo. Se você prova algo a ele, ele cede imediatamente de forma nobre e graciosa. Fico pensando se sou digna de um rapaz tão maravilhoso, dessa criatura bela, de espírito tão generoso.</text:p>
      <text:p text:style-name="Text_20_body">Isso foi há uma semana. Examinamos um por um os animais da propriedade, e vimos que está cheia de animais que até agora nem suspeitávamos serem carnívoros. De certo modo é muito comovente, agora, ver um imponente tigre de Bengala comer morangos e cebolas, parece tão pouco característico, tão fora do normal, mas nunca me senti tão tocada.</text:p>
      <text:p text:style-name="Text_20_body">Hoje, na floresta, ouvimos uma Voz.</text:p>
      <text:p text:style-name="Text_20_body">Procuramos por ela, mas não a achamos. Adão disse que já a tinha ouvido, mas nunca visto, apesar de parecer estar próximo dela. Por isso parecia estar certo de que era algo como o ar, algo que não dava para ver. Pedi que ele me dissesse tudo que sabia sobre a Voz, mas ele não sabia quase nada. A Voz era o Senhor do Jardim, disse ele, que lhe tinha dito para decorar e cuidar do Jardim; disse também que não deveríamos comer da fruta de certa árvore, que se comêssemos certamente morreríamos. Nossa morte seria certa. Isso era tudo o que Adão sabia. Eu queria ver essa árvore, e foi assim que fizemos uma bela e longa caminhada até onde ela estava, numa clareira linda e afastada. Lá nos sentamos e ficamos olhando para ela com muito interesse, e conversamos. Adão disse que essa era a Árvore do Conhecimento do Bem e do Mal.</text:p>
      <text:p text:style-name="Text_20_body">“Do bem e do mal?”</text:p>
      <text:p text:style-name="Text_20_body">“Sim.”</text:p>
      <text:p text:style-name="Text_20_body">“E o que é isso?”</text:p>
      <text:p text:style-name="Text_20_body">“O que é o quê?”</text:p>
      <text:p text:style-name="Text_20_body">“Ora, essas coisas. O que é o bem?”</text:p>
      <text:p text:style-name="Text_20_body">“Não sei. Como poderia saber?”</text:p>
      <text:p text:style-name="Text_20_body">“Tá bom, mas e o mal, o que é?”</text:p>
      <text:p text:style-name="Text_20_body">“Imagino que seja o nome de algo, mas não sei o quê?”</text:p>
      <text:p text:style-name="Text_20_body">“Mas Adão, você deve ter alguma ideia do que seja.”</text:p>
      <text:p text:style-name="Text_20_body">“Por que eu deveria ter alguma ideia? Nunca vi essa coisa antes, como poderia formar uma concepção do que é? O que você acha que pode ser?”</text:p>
      <text:p text:style-name="Text_20_body">É claro que eu não tinha noção, era ilógico querer que ele tivesse. Não havia como um de nós dois saber do que se tratava. Era uma palavra nova, como a outra; nunca tínhamos ouvido, e nenhuma das duas significava nada para nós. Continuei matutando sobre o assunto, e perguntei:</text:p>
      <text:p text:style-name="Text_20_body">“Adão, há também aquelas outras palavras novas — “morrer”, e “morte”. O que <text:span text:style-name="T147">elas</text:span> significam?”</text:p>
      <text:p text:style-name="Text_20_body">“Não tenho a menor ideia.”</text:p>
      <text:p text:style-name="Text_20_body">“Sim, mas o que você acha que significam?”</text:p>
      <text:p text:style-name="Text_20_body">“Minha filha, você não consegue ver que é impossível eu tentar adivinhar coisas sobre as quais sou completamente ignorante? Uma pessoa não consegue <text:span text:style-name="T148">refletir</text:span> sobre uma coisa se não tem subsídios <text:span text:style-name="T149">com</text:span><text:span text:style-name="T150"> </text:span><text:span text:style-name="T151">os</text:span><text:span text:style-name="T152"> </text:span><text:span text:style-name="T153">quais</text:span> formular algum pensamento, não é verdade?”</text:p>
      <text:p text:style-name="Text_20_body">“É sim, eu sei disso. Mas olha que embaraçoso isso é: justamente por não conseguir saber, mais <text:span text:style-name="T154">quero</text:span> saber.”</text:p>
      <text:p text:style-name="Text_20_body">Ficamos calados por um tempo, tentando analisar o quebra-cabeça de diversos ângulos; de repente achei um jeito, e fiquei surpresa por não termos pensado nisso desde o início, já que era tão simples. Levantei e disse:</text:p>
      <text:p text:style-name="Text_20_body">“Como somos idiotas! Vamos comer da fruta. Aí morremos e ficamos sabendo o que é e não teremos mais que esquentar a cabeça com isso.”</text:p>
      <text:p text:style-name="Text_20_body">Adão achou que era a coisa certa a fazer. Levantou-se imediatamente para colher uma maçã, quando de repente uma criatura curiosa veio se enleando, era de um tipo que nunca tínhamos visto; claro, deixamos para lá o assunto sem interesse científico especial para nos ocupar de algo que tinha.</text:p>
      <text:p text:style-name="Text_20_body">Seguimos esse gnomo ondeado, que se movia lentamente pelos vales e montanhas, até que chegamos lá embaixo, no lado sul do vale onde está a grande figueira de Bengala; foi lá que o alcançamos. Que felicidade, que triunfo: ele é um pterodáctilo. É um amor, tão feinho! E tem um temperamento e uma voz odiosos. Chamamos dois tigres para nos levar de volta, mas o agarramos e trouxemos conosco. Agora tenho-o comigo, e já é tarde, mas não consigo ir me deitar, pois é um demônio fascinante, uma nobre contribuição para a ciência. Sei que não conseguirei dormir pensando nele, querendo que o dia amanheça logo, para poder explorá-lo e examiná-lo em detalhe e descobrir o segredo de sua origem, e desvendar quanto dele é ave e quanto dele é réptil, e ver se é um dos mais fortes entre os sobreviventes da espécie, o que sem dúvida deve ser, dá para ver só de olhar para ele. Oh, ciência, diante de ti todos os outros interesses se esvanecem!</text:p>
      <text:p text:style-name="Text_20_body">Adão acorda. Pede que eu não esqueça de registrar essas quatro novas palavras. Isso mostra que ele mesmo já as esqueceu. Mas eu não. Para o bem dele, estou sempre prestando atenção. Ele é que está montando o dicionário — é o que ele pensa —, mas me dei conta de que o trabalho mesmo quem faz sou eu. Não tem problema, eu gosto de fazer tudo o que ele quer que eu faça; e, quando se trata do dicionário, tenho o maior prazer em fazer o trabalho, assim evito que ele seja humilhado, pobrezinho. Sua ortografia não é muito científica. Ele soletra gato com <text:span text:style-name="T155">q</text:span> e gatimônias com <text:span text:style-name="T156">g</text:span>, apesar de as duas palavras terem a mesma raiz.</text:p>
      <text:p text:style-name="Text_20_body">Demos-lhe o nome de Terry (à cobra), forma curta, e, nossa, ele é um amor! Nesses três dias ficamos completamente absorvidos com ele. Adão se pergunta como foi que a ciência se virou até aqui sem ele, e eu também acho isso. O gato se aproveitou da situação sabendo que Terry, a cobra, era um estranho, mas se arrependeu. Terry deu uma surra nele de cabo a rabo, o que o deixou num estado duvidoso no que diz respeito ao pelo, e foi assim que se retirou com ar de quem tinha levado o maior susto, estava decidido a ir embora e pensar sobre o assunto para entender por que deu tudo errado. Terry é simplesmente demais — não há outra criatura igual a ele. Adão o examinou detalhadamente e tem certeza de que ele é o sobrevivente da espécie. Acho que Thomas pensa diferente.</text:p>
      <text:p text:style-name="Text_20_body">No começo de julho, Adão notou que um peixe no lago estava desenvolvendo pernas — um da família das baleias. Apesar de não ser uma baleia de fato, como se estivesse em um estado menos evoluído. Era um girino. Observamos com muito interesse, pois se as pernas realmente crescessem e se tornassem utilizáveis, seria nosso propósito fazer com que outros peixes também as desenvolvessem, para poder sair da água e caminhar com mais liberdade. Muitas vezes nos preocupamos com essas criaturas, sempre molhadas e sem conforto, sempre restritas à água, enquanto os outros animais podiam sair e brincar entre as flores e se divertir. Em pouco tempo as pernas se desenvolveram, e a baleia tornou-se um sapo. Veio para a beira e ficou pulando e cantando, bem feliz, principalmente à noite, sua gratidão era sem limites. Muitos outros o seguiram, e em breve tínhamos música em abundância, o que representava uma grande melhoria, em comparação com o silêncio de antes.</text:p>
      <text:p text:style-name="Text_20_body">Trouxemos muitos tipos de peixes para a beira e os soltamos na relva, mas foi uma decepção só: nenhum desenvolveu pernas. Era estranho, não conseguíamos entender. Em uma semana todos tinham voltado para a água, e não conseguíamos explicar, pareciam mais satisfeitos lá do que na terra. Tomamos isso como evidência de que os peixes, em geral, gostam mais da água do que da terra, e de que, com exceção das baleias, nenhum deles se interessou pela terra. Havia algumas baleias de grande porte em um lago bastante grande a uns quinhentos quilômetros vale acima, e Adão foi até lá com a ideia de fazer uma criação e aumentar seu bem-estar.</text:p>
      <text:p text:style-name="Text_20_body">Quando ele estava fora há uma semana, nasceu Caim. Foi uma surpresa grande para mim, pois não tinha noção de que algo estava para acontecer. Mas é como Adão sempre diz: “O inesperado sempre acontece”.</text:p>
      <text:p text:style-name="Text_20_body">No começo não sabia o que pensar. Achei que fosse um animal. Mas, examinando mais detalhadamente, dava para ver que não era, já que não tinha nem dentes nem pelos, e parecia um desses filhotinhos abandonados. Alguns detalhes pareciam de humanos, mas não o suficiente para justificar que cientificamente o classificássemos nessa categoria. Assim, inicialmente o consideramos um <text:span text:style-name="T157">lusus</text:span><text:span text:style-name="T158"> </text:span><text:span text:style-name="T159">naturae</text:span> — uma aberração —, e foi necessário deixar por isso mesmo e esperar para ver como se desenvolvia.</text:p>
      <text:p text:style-name="Text_20_body">Logo comecei a ficar mais interessada nele, e esse interesse aumentava a cada dia, até que foi assumindo um tom mais caloroso, tornou-se afeto, depois amor, depois idolatria, e minha alma toda ficou absorvida na criatura, e fui consumida por um sentimento de gratidão e alegria. A vida tinha se transformado em felicidade, arrebatamento, êxtase; eu esperava ansiosa, dia após dia, contava as horas e os minutos até Adão voltar, para compartilhar essa felicidade quase insuportável.</text:p>
      <text:p text:style-name="Text_20_body">Finalmente ele veio, mas não imaginava que fosse uma criança. Estava bem-intencionado, tratava-o com carinho e amor, mas era antes de mais nada um cientista, e só em segundo lugar um homem; isso era da sua natureza. Mas não tirava nenhuma conclusão a menos que fosse cientificamente provada. As situações alarmantes por que passei durante os doze meses seguintes por causa dos experimentos desse estudioso são indescritíveis. Ele expôs a criança a toda sorte de desconforto e inconveniente imaginável a fim de determinar que tipo de ave, réptil ou quadrúpede ela era e para que servia, e assim tive de segui-lo dia e noite, receosa e desesperada para apaziguar as dores do pobrezinho e ajudá-lo a suportá-las da melhor forma possível. Adão acreditava que eu o tinha encontrado na floresta, e eu estava feliz e grata por ele pensar assim, pois a ideia de sair de vez em quando para caçar outro da mesma espécie o deixava bem entusiasmado, o que daria à criança e a mim períodos abençoados de repouso e tranquilidade. Ninguém pode imaginar o alívio que eu sentia quando ele parava com seus experimentos aflitivos, reunia armadilhas e iscas e se mandava para a floresta. Assim que a gente o perdia de vista, eu abraçava meu tesouro e o sufocava com beijos, e chorava de gratidão. Essa pobre coisinha parecia se dar conta de que algo ótimo nos tinha acontecido, pois esperneava e gritava de alegria, abria aquela boca que era pura gengiva, e sorria um sorriso alegre de orelha a orelha, ou sei lá o que eram aquelas coisas presas na lateral.</text:p>
      <text:p text:style-name="Text_20_body">Então veio nosso filho Abel. Acho que tínhamos um ano ou dois quando Caim nasceu, e três ou três e meio quando Abel se juntou a nós. Foi por aí que Adão começou a entender. Gradualmente seus experimentos foram ficando mais leves, e finalmente, um ano depois do nascimento de Gladys e Edwina — nos anos 5 e 6, ele parou completamente. Passou a amar as crianças com paixão depois de conseguir classificá-las cientificamente, e de lá até agora a felicidade no Éden é perfeita.</text:p>
      <text:p text:style-name="Text_20_body">Temos nove filhos, a metade meninos, e a outra, meninas.</text:p>
      <text:p text:style-name="Text_20_body">Caim e Abel estão começando a aprender. Caim já sabe somar tão bem quanto eu, e consegue multiplicar e subtrair algumas coisas. Abel não é tão rápido quanto o irmão mentalmente, mas tem persistência e parece compensar a rapidez. Abel aprende sobre muitas coisas em três horas como Caim, mas Caim fica brincando durante duas dessas três horas. Assim, como Adão diz, “Abel fica um bom tempo na estrada, mas também chega no horário.” Adão concluiu que persistência é um talento, e classificou essa palavra nessa categoria em seu dicionário. Soletrar também é um talento, estou certa disso. Com toda a inteligência de Caim, ele não conseguiu aprender a soletrar. O fato de ser como o pai, o mais inteligente de todos, e não saber ortografia é uma calamidade. Eu sei soletrar, e Abel também. Esses fatos não provam nada, pois não se pode deduzir um princípio a partir de alguns exemplos apenas, mas pelo menos indicam que a capacidade de aprender a escrever é um talento inato, sem deixar de ser um sinal de inferioridade intelectual. Paridade de raciocínio, a falta dela é um sinal de grande poder mental. Às vezes, quando Adão finalmente conseguiu que uma palavra tão longa quanto “raciocinação” passasse pela sua moenda e está lá enxugando o suor, poderia adorá-lo por ser tão intelectualmente incrível, surpreendente e sublime. Ele consegue soletrar “fhísica” de várias formas, e não só daquele jeito mais comum.</text:p>
      <text:p text:style-name="Text_20_body">Caim e Abel são dois garotos bem queridos, e tomam conta dos irmãozinhos e irmãzinhas. Os quatro mais velhos da ninhada vão a toda parte, conforme a vontade, e às vezes, por mais de dois ou três dias, não vemos nem sombra deles. Uma vez perderam a Gladys e voltaram sem ela. Não conseguiam lembrar quando e onde a tinham perdido. Era longe, disseram, mas não sabiam quão longe, era uma região desconhecida para eles, rica em frutinhas silvestres, daquelas que chamamos de “sombra fatal” — não sei por quê. Não tem significado nenhum, mas tem na composição uma daquelas palavras usadas pela Voz, e adoramos empregar novas palavras toda vez que surge uma oportunidade, assim tornamos essas palavras funcionais e convenientes. Eles são fãs dessas frutinhas, e ficaram muito tempo às voltas com elas, comendo, e foi numa dessas ocasiões que, com o passar do tempo, perceberam que Gladys não estava com eles, e não respondia quando começaram a chamar.</text:p>
      <text:p text:style-name="Text_20_body">No dia seguinte ainda não tinha aparecido. Nem no seguinte, nem depois. Três dias e ainda não tinha voltado. Foi muito estranho. Nada parecido acontecera até então. Isso despertou nossa curiosidade. Adão achava que se não aparecesse até o dia seguinte, ou pelo menos até dois dias depois, deveríamos mandar Caim e Abel atrás dela.</text:p>
      <text:p text:style-name="Text_20_body">E assim fizemos. Ficaram fora três dias, mas a encontraram. Passou por algumas aventuras. No escuro, na primeira noite, ela caiu em um rio e foi levada pela correnteza até muito longe, não sabia dizer quão longe, mas finalmente foi jogada num banco de areia. Depois disso, viveu com uma família de cangurus que a entreteve de forma bem hospitaleira, muito sociável. A mãe canguru era dócil e materna, tirava os bebês da pochete e saía, descendo e subindo por vales para coletar frutas e nozes das mais finas e saborosas, e quase todas as noites eles recebiam a visita de ursos e coelhos e águias e galinhas, raposas e hienas, touros e outras criaturas — divertiam-se a valer. Os animais tinham pena da nossa garotinha porque não tinha pelo; quando dormia, sempre a cobriam com folhas e barba-de-velho para proteger sua pele delicada, e foi assim que os meninos a encontraram. Primeiro ela ficou doente de saudade, mas depois melhorou.</text:p>
      <text:p text:style-name="Text_20_body">Essa era a expressão dela, “doente de saudade”. Incluímos a expressão no dicionário, e já estamos chegando a um acordo sobre o que significa. É composta de duas palavras que já tínhamos, com sentido próprio, mas que juntas aparentemente ainda não tinham significado nenhum. Compilar um dicionário é muito interessante, mas difícil, como diz Adão.</text:p>
      <text:p text:style-name="Text_20_body">As crianças prometem. Edwina faz bonecas convincentes de cenouras bifurcadas, com galhinhos atravessados no tórax que servem de braços, e um rabanete como cabeça. Gladys ajuda o pai a entalhar elefantes e mastodontes em ossos, e Abel ajuda-o a fazer facas e ponteiras de flecha de pedras para o sambaqui. Caim é o mais esperto de todos. Ele é ótimo para fazer os fósseis mais simples, e logo vai assumir essa tarefa, eu acho. Ele inventou um fóssil sozinho.</text:p>
      <text:h text:style-name="Heading_20_1" text:outline-level="1">Solilóquio de Adão</text:h>
      <text:p text:style-name="First_20_paragraph">[<text:span text:style-name="T160">Inspecionando</text:span><text:span text:style-name="T161"> </text:span><text:span text:style-name="T162">o</text:span><text:span text:style-name="T163"> </text:span><text:span text:style-name="T164">dinossauro</text:span><text:span text:style-name="T165"> </text:span><text:span text:style-name="T166">no</text:span><text:span text:style-name="T167"> </text:span><text:span text:style-name="T168">Museu</text:span><text:span text:style-name="T169"> </text:span><text:span text:style-name="T170">de</text:span><text:span text:style-name="T171"> </text:span><text:span text:style-name="T172">História</text:span><text:span text:style-name="T173"> </text:span><text:span text:style-name="T174">Natural.</text:span>]</text:p>
      <text:p text:style-name="Text_20_body">Estranho… muito estranho. Não me lembro dessa criatura. [<text:span text:style-name="T175">Depois</text:span><text:span text:style-name="T176"> </text:span><text:span text:style-name="T177">de</text:span><text:span text:style-name="T178"> </text:span><text:span text:style-name="T179">olhar</text:span><text:span text:style-name="T180"> </text:span><text:span text:style-name="T181">longamente,</text:span><text:span text:style-name="T182"> </text:span><text:span text:style-name="T183">admirado</text:span>]. É, ele é realmente maravilhoso! Um mero esqueleto de dezessete metros de comprimento por cinco de altura! Até agora, que eu saiba, encontraram apenas um dessa espécie — sem dúvida esse é um de tamanho médio; uma pessoa certamente não iria topar com um desse por acaso ao sair daqui e entrar no parque, como se fosse o maior de todos os cavalos da América; não, ele toparia com um que pareceria pequeno ao lado do maior da Normandia. É muito provável que o maior dos dinossauros tivesse uns vinte e sete metros de comprimento e uns sete de altura. Ele seria cinco vezes mais comprido que um elefante; um elefante seria para ele o que um terneiro seria para um elefante. Que volume tem essa criatura! Que peso! Tão comprido como a maior das baleias, mas tem duas vezes o seu volume. E provavelmente uma carne boa, tipo a suína, carne suficiente para alimentar uma vila durante um ano inteiro… Imagine cem deles enfileirados, drapeados com uma manta dourada! — algo majestoso para uma procissão de coroação. Mas caro, pois certamente come demais, só pessoas da corte e milionários poderiam bancar um.</text:p>
      <text:p text:style-name="Text_20_body">Realmente não me lembro dele; nem Eva nem eu ouvimos falar dele antes de ontem. Falamos com Noé sobre ele; Noé enrubesceu e mudou de conversa. Voltando ao assunto, e pressionando um pouco ele finalmente confessou que quanto à estocagem da Arca as estipulações não tinham sido seguidas ao pé da letra em alguns pequenos detalhes que não eram vitais. Havia algumas irregularidades. Ele disse que a culpa era dos meninos — principalmente os filhos, mas parcialmente também por indulgência dele mesmo. Naquela época eles estavam no auge da inconstância da juventude, na alegre primavera da vida, seus cem anos quase não se faziam sentir, e… bem, ele também já fora um menino, por isso não teve pulso para ser tão exigente com eles. E assim… bem, eles fizeram o que não deviam, e ele — para ser camarada — fazia de conta que não via. Mas no geral foram fiéis ao trabalho, considerando a idade. Coletaram e armazenaram um bom estoque dos animais realmente úteis, e também, quando Noé não estava vendo, uma multidão de animais menos úteis, como moscas, mosquitos, cobras e assim por diante, e realmente acabaram deixando na margem uma boa quantidade de animais que possivelmente tiveram algum valor em uma ou outra época. Estes eram principalmente os sáurios de trinta metros de comprimento, e monstruosos mamíferos, como o megatério e similares, e eles tinham realmente uma desculpa para deixá-los para trás, duas razões na verdade: (1) estava claro que em dado momento seriam necessários como fósseis para museus; e (2) houve um problema de cálculo. A Arca ficou menor do que devia, não tinha espaço para todas as criaturas. Na verdade, só de material fóssil havia o suficiente para fretar vinte e cinco arcas como a nossa. Quanto ao dinossauro, a consciência de Noé estava tranquila, ele não constava da lista de carga, e os meninos não sabiam que tal criatura existia. Disse que não se culparia por não saber da existência dele, porque o dinossauro era um animal americano, e a América não tinha sido descoberta ainda.</text:p>
      <text:p text:style-name="Text_20_body">Noé continuou dizendo que “tinha sim repreendido os meninos por não terem maximizado o espaço. E por terem descartado alguns animais que não prestavam e substituído outros, como o mastodonte, que poderia ter sido útil ao homem na lida mais pesada, fazendo o que os elefantes fazem. Mas eles disseram que esses animais teriam aumentado o trabalho deles além de suas forças no que diz respeito ao trato e à alimentação, uma vez que a mão de obra era escassa. Nisso meus filhos tinham razão. Não tínhamos uma bomba, e havia apenas uma janela; tínhamos que soltar um balde por ela e depois içá-lo de volta por uns quinze metros mais ou menos, era muito cansativo; aí ainda tínhamos que carregar a água até o porão — mais quinze metros —, quando a água era para os elefantes e outros da família, uma vez que os mantínhamos lá embaixo, no porão, para dar mais lastro à embarcação. Por causa daquelas condições, perdemos muitos animais, principalmente os mais seletos, que teriam valido uma fortuna em coleções, como os diferentes tipos de leões, tigres, hienas, lobos e assim por diante, que já não bebiam mais água depois que ela se misturou com a água salgada. Mas nunca perdemos um gafanhoto ou um grilo sequer, nem mesmo um gorgulho, um rato, um germe da cólera, nem ao menos um desses míseros seres. No frigir dos ovos, acho que nos saímos bem. Éramos pastores e agricultores, nunca tínhamos estado no mar, éramos ignorantes em assuntos navais, e sei com certeza que há mais diferença entre agricultura e navegação do que as pessoas podem imaginar. Penso que estes dois ofícios não devem se misturar. Sem pensa o mesmo, Jafé também. Quanto ao que Cam pensa, isso não é importante. Cam é tendencioso; quero ver você me apontar um presbiteriano que não o seja”.</text:p>
      <text:p text:style-name="Text_20_body">Disse isso de forma agressiva; havia ali um quê de desafio. Evitei a provocação mudando de assunto. Para Noé, a discussão é uma paixão, uma doença, que está tomando conta dele há mais de trinta e tantos mil anos, se não mais, e o está tornando impopular, desagradável; muitos dos seus velhos amigos têm medo de cruzar com ele. Até mesmo estranhos logo começam a evitá-lo, mesmo que inicialmente fiquem felizes em conhecê-lo e o admirem por conta da sua tão celebrada aventura. Por um tempo ficam orgulhosos de receber sua atenção, já que é uma pessoa tão distinta; mas ele os tritura com seus argumentos, e logo eles começam a desejar — como o restante — que algo tivesse acontecido com a Arca.</text:p>
      <text:p text:style-name="Text_20_body">[<text:span text:style-name="T184">Sentado</text:span><text:span text:style-name="T185"> </text:span><text:span text:style-name="T186">num</text:span><text:span text:style-name="T187"> </text:span><text:span text:style-name="T188">banco</text:span><text:span text:style-name="T189"> </text:span><text:span text:style-name="T190">no</text:span><text:span text:style-name="T191"> </text:span><text:span text:style-name="T192">parque,</text:span><text:span text:style-name="T193"> </text:span><text:span text:style-name="T194">no</text:span><text:span text:style-name="T195"> </text:span><text:span text:style-name="T196">meio</text:span><text:span text:style-name="T197"> </text:span><text:span text:style-name="T198">da</text:span><text:span text:style-name="T199"> </text:span><text:span text:style-name="T200">tarde,</text:span><text:span text:style-name="T201"> </text:span><text:span text:style-name="T202">ocioso,</text:span><text:span text:style-name="T203"> </text:span><text:span text:style-name="T204">observando</text:span><text:span text:style-name="T205"> </text:span><text:span text:style-name="T206">a</text:span><text:span text:style-name="T207"> </text:span><text:span text:style-name="T208">passagem</text:span><text:span text:style-name="T209"> </text:span><text:span text:style-name="T210">dessas</text:span><text:span text:style-name="T211"> </text:span><text:span text:style-name="T212">espécies</text:span><text:span text:style-name="T213"> </text:span><text:span text:style-name="T214">para</text:span><text:span text:style-name="T215"> </text:span><text:span text:style-name="T216">lá</text:span><text:span text:style-name="T217"> </text:span><text:span text:style-name="T218">e</text:span><text:span text:style-name="T219"> </text:span><text:span text:style-name="T220">para</text:span><text:span text:style-name="T221"> </text:span><text:span text:style-name="T222">cá.</text:span>]</text:p>
      <text:p text:style-name="Text_20_body">E pensar que essa multidão não é mais que uma pequena fração da população da terra! Todos são meus parentes de sangue, cada um deles! Eva devia ter vindo comigo; isso teria aguçado seu coração afetuoso, ela nunca soube manter a compostura ao encontrar com algum parente — sempre saía beijando um por um, pretos, brancos e os demais.</text:p>
      <text:p text:style-name="Text_20_body">[<text:span text:style-name="T223">passa</text:span><text:span text:style-name="T224"> </text:span><text:span text:style-name="T225">um</text:span><text:span text:style-name="T226"> </text:span><text:span text:style-name="T227">carrinho</text:span><text:span text:style-name="T228"> </text:span><text:span text:style-name="T229">de</text:span><text:span text:style-name="T230"> </text:span><text:span text:style-name="T231">bebê</text:span>].</text:p>
      <text:p text:style-name="Text_20_body">Mudou tão pouco — nada na verdade. Eu me lembro bem do nosso primeiro filho — deixe-me ver… vai fechar trezentos mil anos agora na terça; e esse aí é como aquele primeiro. Então, entre aquele primeiro bebê e esse agora, não há nada que os diferencie. A mesma falta de cabelo, a mesma ausência de dentes, o mesmo corpinho frágil, esse aparente vazio mental e essa mesma falta de atrativos. E mesmo assim Eva adorava aquele primeiro, e era bonito vê-la com ele. A mãe desse aí também adora o seu; vê-se isso no olhar dela, que brilha tal qual o de Eva naquela época. E pensar que algo tão sutil e intangível quanto um olhar poderia migrar de rosto em rosto durante trezentos mil anos e permanecer igual, sem um traço de mudança! E aqui está, iluminando o rosto dessa jovem criatura do mesmo modo como iluminou o rosto de Eva tanto tempo atrás — a criatura mais jovem que já vi e a mais antiga, diante de mim. É claro, o dinossauro, mas esse pertence a outra espécie.</text:p>
      <text:p text:style-name="Text_20_body">Ela aproximou o carrinho do banco, sentou-se e começou a empurrá-lo para a frente e para trás com uma mão enquanto segurava o jornal com a outra, absorta na leitura. “Minha nossa!”, ela exclamou, o que me surpreendeu e me fez perguntar, modesta e respeitosamente, o que tinha acontecido. Ela, educada, me mostrou o jornal e disse, apontando com o dedo:</text:p>
      <text:p text:style-name="Text_20_body">“Ali, parece um fato, mas não sei se é.”</text:p>
      <text:p text:style-name="Text_20_body">Foi desconcertante. Tentei disfarçar, e despretensiosamente virei o jornal frente e verso, mas ela me olhou de um jeito, percebi que não consegui disfarçar. De repente ela perguntou, meio hesitante:</text:p>
      <text:p text:style-name="Text_20_body">“O senhor não sabe ler?”</text:p>
      <text:p text:style-name="Text_20_body">Tive que confessar que não. Ela ficou admiradíssima. Mas isso teve um efeito agradável — ela se interessou por mim, e eu fiquei grato, pois já estava me sentindo sozinho, sem ter com quem conversar. O jovem que fazia as vezes de guia para mim — por iniciativa própria, já que não lhe pedi — acabou perdendo um compromisso no museu, e eu fiquei triste quando se foi, pois ele tinha sido uma boa companhia. Quando disse à jovem que não sabia ler, ela fez outra pergunta embaraçosa:</text:p>
      <text:p text:style-name="Text_20_body">“De onde o senhor vem?”</text:p>
      <text:p text:style-name="Text_20_body">Disfarcei — para ganhar tempo e me posicionar — e disse:</text:p>
      <text:p text:style-name="Text_20_body">“Adivinhe. Vamos ver quão perto consegue chegar.”</text:p>
      <text:p text:style-name="Text_20_body">Ela se iluminou e exclamou:</text:p>
      <text:p text:style-name="Text_20_body">“Vou adorar, se o senhor não se importar. E se eu adivinhar o senhor vai me dizer?”</text:p>
      <text:p text:style-name="Text_20_body">“Sim.”</text:p>
      <text:p text:style-name="Text_20_body">“Jura pela sua honra?”</text:p>
      <text:p text:style-name="Text_20_body">“Pela minha honra? O que isso quer dizer?”</text:p>
      <text:p text:style-name="Text_20_body">Ela riu prazerosamente e disse:</text:p>
      <text:p text:style-name="Text_20_body">“Esse é um bom começo. Eu tinha <text:span text:style-name="T232">certeza</text:span> de que ia gostar dessa expressão. Agora, uma coisa eu sei. Eu sei…”</text:p>
      <text:p text:style-name="Text_20_body">“Sabe o quê?”</text:p>
      <text:p text:style-name="Text_20_body">“Que o senhor não é americano. Não vai me dizer que é, é?”</text:p>
      <text:p text:style-name="Text_20_body">“Não, você tem razão. Não sou. Pela minha honra, como vocês dizem.”</text:p>
      <text:p text:style-name="Text_20_body">Ela parecia bem satisfeita consigo mesma, e disse:</text:p>
      <text:p text:style-name="Text_20_body">“Sei que nem sempre sou esperta, mas <text:span text:style-name="T233">isso</text:span> foi muito esperto. Mas também nem tão esperto assim, pois já estava imaginando que o senhor fosse estrangeiro por causa de outro detalhezinho.”</text:p>
      <text:p text:style-name="Text_20_body">“Qual?”</text:p>
      <text:p text:style-name="Text_20_body">“Seu sotaque.”</text:p>
      <text:p text:style-name="Text_20_body">Ela era uma observadora perspicaz; eu falo, de fato, com um sotaque, vamos dizer assim… divino, e ela conseguiu notar esse “saborzinho” de um sotaque de fora. E prosseguiu, cheia de charme, inocentemente satisfeita com seu triunfo:</text:p>
      <text:p text:style-name="Text_20_body">“No momento em que o senhor disse ‘Vamos ver quão perto consegue chegar’, eu disse a mim mesma: ‘Aposto que é estrangeiro, e aposto o dobro que é inglês’. Essa é sua nacionalidade, não é?”</text:p>
      <text:p text:style-name="Text_20_body">Me senti mal por ter de acabar com sua vitória, mas era preciso:</text:p>
      <text:p text:style-name="Text_20_body">“Hum, você vai ter que tentar de novo.”</text:p>
      <text:p text:style-name="Text_20_body">“O quê, o senhor não é inglês?”</text:p>
      <text:p text:style-name="Text_20_body">“Não, pela minha honra.”</text:p>
      <text:p text:style-name="Text_20_body">Ela me observou de cima a baixo, evidentemente pensando, juntando uma informação com outra, e então disse:</text:p>
      <text:p text:style-name="Text_20_body">“É, a bem da verdade, o senhor não parece mesmo inglês.” Então acrescentou: “O fato é que o senhor não se parece com nenhum estrangeiro — com ninguém que eu, ao menos, tenha cruzado antes. Vou tentar adivinhar outra vez”.</text:p>
      <text:p text:style-name="Text_20_body">Ela foi dizendo o nome de cada país de que conhecia, e aos poucos foi desanimando. Finalmente disse:</text:p>
      <text:p text:style-name="Text_20_body">“Você deve ser O Homem sem Pátria. Aquele da história. O senhor parece não ter nacionalidade. Como veio parar na América? Tem parentes aqui?”</text:p>
      <text:p text:style-name="Text_20_body">“Sim, muitos.”</text:p>
      <text:p text:style-name="Text_20_body">“Ah, então veio para vê-los.”</text:p>
      <text:p text:style-name="Text_20_body">“É, mais ou menos.”</text:p>
      <text:p text:style-name="Text_20_body">Ela ficou um tempo sentada, pensando, e então disse:</text:p>
      <text:p text:style-name="Text_20_body">“Não vou desistir ainda. Onde o senhor mora quando está em casa — na cidade grande ou no interior?”</text:p>
      <text:p text:style-name="Text_20_body">“O que você acha?”</text:p>
      <text:p text:style-name="Text_20_body">Bom, não sei bem. O senhor me parece meio interiorano, se me permite, mas também tem alguma coisa da cidade, não muito, sei lá, apesar de não saber ler, o que é muito curioso, e além disso não está acostumado a jornais. Assim, diria que vive principalmente no interior quando está em casa, e só de vez em quando fica na cidade. Acertei?”</text:p>
      <text:p text:style-name="Text_20_body">“Isso mesmo.”</text:p>
      <text:p text:style-name="Text_20_body">“Ótimo, assim posso tentar de novo.”</text:p>
      <text:p text:style-name="Text_20_body">Ela acabou ficando exausta de tanto nomear cidades. Sem sucesso. Depois quis que eu a ajudasse dando algumas dicas, como ela disse, perguntando se minha cidade era grande. Sim. Muito grande? Sim. E eles têm móveis lá? Não. E luz elétrica? Não. E estradas de ferro, hospitais, faculdades, polícia? Não.</text:p>
      <text:p text:style-name="Text_20_body">“Mas então não é um lugar civilizado! Onde será que fica? Seja legal e diga ao menos uma peculiaridade de lá, para eu poder adivinhar.”</text:p>
      <text:p text:style-name="Text_20_body">“Muito bem. Só uma: o lugar tem portais feitos de pérolas.”</text:p>
      <text:p text:style-name="Text_20_body">“Ah, essa não. Isso é em Nova Jerusalém. Essa brincadeira não é justa. Mas pode deixar, vou adivinhar assim mesmo. Já vai me ocorrer, quando eu menos esperar. Ah, tive uma ideia. Fale um pouco em sua língua — isso pode ser uma boa pista.”</text:p>
      <text:p text:style-name="Text_20_body">Fiz o obséquio de dizer uma ou duas frases. Ela balançou a cabeça, desesperançada.</text:p>
      <text:p text:style-name="Text_20_body">“Não, isso não soa humano”, disse. “Quer dizer, não soa como nenhuma dessas línguas estrangeiras. É até bonito, bem bonito, mas sei que nunca ouvi nada nessa língua. E se o senhor pronunciasse o seu nome — qual é o seu nome, afinal, será que pode me dizer?”</text:p>
      <text:p text:style-name="Text_20_body">“Adão.”</text:p>
      <text:p text:style-name="Text_20_body">“Adão?”</text:p>
      <text:p text:style-name="Text_20_body">“Sim.”</text:p>
      <text:p text:style-name="Text_20_body">“Mas Adão do quê?”</text:p>
      <text:p text:style-name="Text_20_body">“É só isso — só Adão.”</text:p>
      <text:p text:style-name="Text_20_body">“Nada mais, só isso?”</text:p>
      <text:p text:style-name="Text_20_body">“É, nada mais que isso.”</text:p>
      <text:p text:style-name="Text_20_body">“Nossa, que interessante. Tem tanto Adão por aí; como distinguir uns dos outros?”</text:p>
      <text:p text:style-name="Text_20_body">“Isso não é problema; lá de onde eu venho, sou o único.”</text:p>
      <text:p text:style-name="Text_20_body">“Jura? Agora o senhor acabou comigo. Me faz até pensar que é aquele, o ancestral, o original. Esse era o nome dele também. Ele também não tinha sobrenome, como o senhor.” E então, maliciosamente ela disse: “Imagino que já ouviu falar dele.”</text:p>
      <text:p text:style-name="Text_20_body">“Oh, sim. Você o conhece? Já o viu alguma vez?”</text:p>
      <text:p text:style-name="Text_20_body">“Se já o vi? Se vi o Adão? Graças a Deus não. Eu morreria de susto.”</text:p>
      <text:p text:style-name="Text_20_body">“Não vejo por quê.”</text:p>
      <text:p text:style-name="Text_20_body">“Não?”</text:p>
      <text:p text:style-name="Text_20_body">“Não.”</text:p>
      <text:p text:style-name="Text_20_body">“Como o senhor não vê por quê?”</text:p>
      <text:p text:style-name="Text_20_body">“Porque não há motivo para alguém se assustar com um parente.”</text:p>
      <text:p text:style-name="Text_20_body">“Parente?”</text:p>
      <text:p text:style-name="Text_20_body">“Ora, ele não seria um parente seu, distante?”</text:p>
      <text:p text:style-name="Text_20_body">Ela achou isso muito divertido, e disse que era realmente verdade, mas que nunca teria sido esperta o suficiente para pensar nisso. Eu estava achando essa uma sensação nova e muito agradável, a de ser admirado, e estava a ponto de fazer novas brincadeiras quando um rapaz apareceu. Ele se plantou ao lado da jovem e fez um comentário chocho sobre o tempo, mas ela o olhou meio de lado, levantou, pegou o carrinho do bebê e foi emb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